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3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496813" table:style-name="ce27">
            <text:p>23,496,813</text:p>
          </table:table-cell>
          <table:table-cell office:value-type="float" office:value="11710082" table:style-name="ce27">
            <text:p>11,710,082</text:p>
          </table:table-cell>
          <table:table-cell office:value-type="float" office:value="11786731" table:style-name="ce27">
            <text:p>11,786,731</text:p>
          </table:table-cell>
          <table:table-cell office:value-type="float" office:value="1058138" table:style-name="ce27">
            <text:p>1,058,138</text:p>
          </table:table-cell>
          <table:table-cell office:value-type="float" office:value="548307" table:style-name="ce27">
            <text:p>548,307</text:p>
          </table:table-cell>
          <table:table-cell office:value-type="float" office:value="509831" table:style-name="ce27">
            <text:p>509,831</text:p>
          </table:table-cell>
          <table:table-cell office:value-type="float" office:value="4.5" table:style-name="ce28">
            <text:p>4.50</text:p>
          </table:table-cell>
          <table:table-cell office:value-type="float" office:value="1421851" table:style-name="ce27">
            <text:p>1,421,851</text:p>
          </table:table-cell>
          <table:table-cell office:value-type="float" office:value="737736" table:style-name="ce27">
            <text:p>737,736</text:p>
          </table:table-cell>
          <table:table-cell office:value-type="float" office:value="684115" table:style-name="ce27">
            <text:p>684,115</text:p>
          </table:table-cell>
          <table:table-cell office:value-type="float" office:value="6.05" table:style-name="ce28">
            <text:p>6.05</text:p>
          </table:table-cell>
          <table:table-cell office:value-type="float" office:value="2455276" table:style-name="ce27">
            <text:p>2,455,276</text:p>
          </table:table-cell>
          <table:table-cell office:value-type="float" office:value="1277716" table:style-name="ce27">
            <text:p>1,277,716</text:p>
          </table:table-cell>
          <table:table-cell office:value-type="float" office:value="1177560" table:style-name="ce27">
            <text:p>1,177,560</text:p>
          </table:table-cell>
          <table:table-cell office:value-type="float" office:value="10.45" table:style-name="ce28">
            <text:p>10.45</text:p>
          </table:table-cell>
          <table:table-cell office:value-type="float" office:value="2679291" table:style-name="ce27">
            <text:p>2,679,291</text:p>
          </table:table-cell>
          <table:table-cell office:value-type="float" office:value="1395287" table:style-name="ce27">
            <text:p>1,395,287</text:p>
          </table:table-cell>
          <table:table-cell office:value-type="float" office:value="1284004" table:style-name="ce27">
            <text:p>1,284,004</text:p>
          </table:table-cell>
          <table:table-cell office:value-type="float" office:value="11.4" table:style-name="ce28">
            <text:p>11.40</text:p>
          </table:table-cell>
          <table:table-cell office:value-type="float" office:value="1571581" table:style-name="ce27">
            <text:p>1,571,581</text:p>
          </table:table-cell>
          <table:table-cell office:value-type="float" office:value="820277" table:style-name="ce27">
            <text:p>820,277</text:p>
          </table:table-cell>
          <table:table-cell office:value-type="float" office:value="751304" table:style-name="ce27">
            <text:p>751,304</text:p>
          </table:table-cell>
          <table:table-cell office:value-type="float" office:value="6.69" table:style-name="ce28">
            <text:p>6.69</text:p>
          </table:table-cell>
          <table:table-cell office:value-type="float" office:value="18835615" table:style-name="ce27">
            <text:p>18,835,615</text:p>
          </table:table-cell>
          <table:table-cell office:value-type="float" office:value="9282289" table:style-name="ce27">
            <text:p>9,282,289</text:p>
          </table:table-cell>
          <table:table-cell office:value-type="float" office:value="9553326" table:style-name="ce27">
            <text:p>9,553,326</text:p>
          </table:table-cell>
          <table:table-cell office:value-type="float" office:value="80.16" table:style-name="ce28">
            <text:p>80.16</text:p>
          </table:table-cell>
          <table:table-cell office:value-type="float" office:value="2981770" table:style-name="ce27">
            <text:p>2,981,770</text:p>
          </table:table-cell>
          <table:table-cell office:value-type="float" office:value="1379435" table:style-name="ce27">
            <text:p>1,379,435</text:p>
          </table:table-cell>
          <table:table-cell office:value-type="float" office:value="1602335" table:style-name="ce27">
            <text:p>1,602,335</text:p>
          </table:table-cell>
          <table:table-cell office:value-type="float" office:value="12.69" table:style-name="ce26">
            <text:p>12.6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0790" table:style-name="ce23">
            <text:p>3,970,790</text:p>
          </table:table-cell>
          <table:table-cell office:value-type="float" office:value="1950602" table:style-name="ce23">
            <text:p>1,950,602</text:p>
          </table:table-cell>
          <table:table-cell office:value-type="float" office:value="2020188" table:style-name="ce23">
            <text:p>2,020,188</text:p>
          </table:table-cell>
          <table:table-cell office:value-type="float" office:value="170887" table:style-name="ce23">
            <text:p>170,887</text:p>
          </table:table-cell>
          <table:table-cell office:value-type="float" office:value="88525" table:style-name="ce23">
            <text:p>88,525</text:p>
          </table:table-cell>
          <table:table-cell office:value-type="float" office:value="82362" table:style-name="ce23">
            <text:p>82,362</text:p>
          </table:table-cell>
          <table:table-cell office:value-type="float" office:value="4.3" table:style-name="ce24">
            <text:p>4.30</text:p>
          </table:table-cell>
          <table:table-cell office:value-type="float" office:value="230888" table:style-name="ce23">
            <text:p>230,888</text:p>
          </table:table-cell>
          <table:table-cell office:value-type="float" office:value="119845" table:style-name="ce23">
            <text:p>119,845</text:p>
          </table:table-cell>
          <table:table-cell office:value-type="float" office:value="111043" table:style-name="ce23">
            <text:p>111,043</text:p>
          </table:table-cell>
          <table:table-cell office:value-type="float" office:value="5.81" table:style-name="ce24">
            <text:p>5.81</text:p>
          </table:table-cell>
          <table:table-cell office:value-type="float" office:value="399928" table:style-name="ce23">
            <text:p>399,928</text:p>
          </table:table-cell>
          <table:table-cell office:value-type="float" office:value="208096" table:style-name="ce23">
            <text:p>208,096</text:p>
          </table:table-cell>
          <table:table-cell office:value-type="float" office:value="191832" table:style-name="ce23">
            <text:p>191,832</text:p>
          </table:table-cell>
          <table:table-cell office:value-type="float" office:value="10.07" table:style-name="ce24">
            <text:p>10.07</text:p>
          </table:table-cell>
          <table:table-cell office:value-type="float" office:value="435296" table:style-name="ce23">
            <text:p>435,296</text:p>
          </table:table-cell>
          <table:table-cell office:value-type="float" office:value="226716" table:style-name="ce23">
            <text:p>226,716</text:p>
          </table:table-cell>
          <table:table-cell office:value-type="float" office:value="208580" table:style-name="ce23">
            <text:p>208,580</text:p>
          </table:table-cell>
          <table:table-cell office:value-type="float" office:value="10.96" table:style-name="ce24">
            <text:p>10.96</text:p>
          </table:table-cell>
          <table:table-cell office:value-type="float" office:value="252900" table:style-name="ce23">
            <text:p>252,900</text:p>
          </table:table-cell>
          <table:table-cell office:value-type="float" office:value="131633" table:style-name="ce23">
            <text:p>131,633</text:p>
          </table:table-cell>
          <table:table-cell office:value-type="float" office:value="121267" table:style-name="ce23">
            <text:p>121,267</text:p>
          </table:table-cell>
          <table:table-cell office:value-type="float" office:value="6.37" table:style-name="ce24">
            <text:p>6.37</text:p>
          </table:table-cell>
          <table:table-cell office:value-type="float" office:value="3213703" table:style-name="ce23">
            <text:p>3,213,703</text:p>
          </table:table-cell>
          <table:table-cell office:value-type="float" office:value="1556667" table:style-name="ce23">
            <text:p>1,556,667</text:p>
          </table:table-cell>
          <table:table-cell office:value-type="float" office:value="1657036" table:style-name="ce23">
            <text:p>1,657,036</text:p>
          </table:table-cell>
          <table:table-cell office:value-type="float" office:value="80.930000000000007" table:style-name="ce24">
            <text:p>80.93</text:p>
          </table:table-cell>
          <table:table-cell office:value-type="float" office:value="438259" table:style-name="ce23">
            <text:p>438,259</text:p>
          </table:table-cell>
          <table:table-cell office:value-type="float" office:value="202945" table:style-name="ce23">
            <text:p>202,945</text:p>
          </table:table-cell>
          <table:table-cell office:value-type="float" office:value="235314" table:style-name="ce23">
            <text:p>235,314</text:p>
          </table:table-cell>
          <table:table-cell office:value-type="float" office:value="11.04" table:style-name="ce22">
            <text:p>11.04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704495" table:style-name="ce23">
            <text:p>2,704,495</text:p>
          </table:table-cell>
          <table:table-cell office:value-type="float" office:value="1294885" table:style-name="ce23">
            <text:p>1,294,885</text:p>
          </table:table-cell>
          <table:table-cell office:value-type="float" office:value="1409610" table:style-name="ce23">
            <text:p>1,409,610</text:p>
          </table:table-cell>
          <table:table-cell office:value-type="float" office:value="150277" table:style-name="ce23">
            <text:p>150,277</text:p>
          </table:table-cell>
          <table:table-cell office:value-type="float" office:value="77380" table:style-name="ce23">
            <text:p>77,380</text:p>
          </table:table-cell>
          <table:table-cell office:value-type="float" office:value="72897" table:style-name="ce23">
            <text:p>72,897</text:p>
          </table:table-cell>
          <table:table-cell office:value-type="float" office:value="5.56" table:style-name="ce24">
            <text:p>5.56</text:p>
          </table:table-cell>
          <table:table-cell office:value-type="float" office:value="194147" table:style-name="ce23">
            <text:p>194,147</text:p>
          </table:table-cell>
          <table:table-cell office:value-type="float" office:value="100171" table:style-name="ce23">
            <text:p>100,171</text:p>
          </table:table-cell>
          <table:table-cell office:value-type="float" office:value="93976" table:style-name="ce23">
            <text:p>93,976</text:p>
          </table:table-cell>
          <table:table-cell office:value-type="float" office:value="7.18" table:style-name="ce24">
            <text:p>7.18</text:p>
          </table:table-cell>
          <table:table-cell office:value-type="float" office:value="303628" table:style-name="ce23">
            <text:p>303,628</text:p>
          </table:table-cell>
          <table:table-cell office:value-type="float" office:value="157460" table:style-name="ce23">
            <text:p>157,460</text:p>
          </table:table-cell>
          <table:table-cell office:value-type="float" office:value="146168" table:style-name="ce23">
            <text:p>146,168</text:p>
          </table:table-cell>
          <table:table-cell office:value-type="float" office:value="11.23" table:style-name="ce24">
            <text:p>11.23</text:p>
          </table:table-cell>
          <table:table-cell office:value-type="float" office:value="326755" table:style-name="ce23">
            <text:p>326,755</text:p>
          </table:table-cell>
          <table:table-cell office:value-type="float" office:value="169527" table:style-name="ce23">
            <text:p>169,527</text:p>
          </table:table-cell>
          <table:table-cell office:value-type="float" office:value="157228" table:style-name="ce23">
            <text:p>157,228</text:p>
          </table:table-cell>
          <table:table-cell office:value-type="float" office:value="12.08" table:style-name="ce24">
            <text:p>12.08</text:p>
          </table:table-cell>
          <table:table-cell office:value-type="float" office:value="158220" table:style-name="ce23">
            <text:p>158,220</text:p>
          </table:table-cell>
          <table:table-cell office:value-type="float" office:value="82458" table:style-name="ce23">
            <text:p>82,458</text:p>
          </table:table-cell>
          <table:table-cell office:value-type="float" office:value="75762" table:style-name="ce23">
            <text:p>75,762</text:p>
          </table:table-cell>
          <table:table-cell office:value-type="float" office:value="5.85" table:style-name="ce24">
            <text:p>5.85</text:p>
          </table:table-cell>
          <table:table-cell office:value-type="float" office:value="2182167" table:style-name="ce23">
            <text:p>2,182,167</text:p>
          </table:table-cell>
          <table:table-cell office:value-type="float" office:value="1023701" table:style-name="ce23">
            <text:p>1,023,701</text:p>
          </table:table-cell>
          <table:table-cell office:value-type="float" office:value="1158466" table:style-name="ce23">
            <text:p>1,158,466</text:p>
          </table:table-cell>
          <table:table-cell office:value-type="float" office:value="80.69" table:style-name="ce24">
            <text:p>80.69</text:p>
          </table:table-cell>
          <table:table-cell office:value-type="float" office:value="404843" table:style-name="ce23">
            <text:p>404,843</text:p>
          </table:table-cell>
          <table:table-cell office:value-type="float" office:value="183174" table:style-name="ce23">
            <text:p>183,174</text:p>
          </table:table-cell>
          <table:table-cell office:value-type="float" office:value="221669" table:style-name="ce23">
            <text:p>221,669</text:p>
          </table:table-cell>
          <table:table-cell office:value-type="float" office:value="14.97" table:style-name="ce22">
            <text:p>14.97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14172" table:style-name="ce23">
            <text:p>2,114,172</text:p>
          </table:table-cell>
          <table:table-cell office:value-type="float" office:value="1056502" table:style-name="ce23">
            <text:p>1,056,502</text:p>
          </table:table-cell>
          <table:table-cell office:value-type="float" office:value="1057670" table:style-name="ce23">
            <text:p>1,057,670</text:p>
          </table:table-cell>
          <table:table-cell office:value-type="float" office:value="106292" table:style-name="ce23">
            <text:p>106,292</text:p>
          </table:table-cell>
          <table:table-cell office:value-type="float" office:value="55103" table:style-name="ce23">
            <text:p>55,103</text:p>
          </table:table-cell>
          <table:table-cell office:value-type="float" office:value="51189" table:style-name="ce23">
            <text:p>51,189</text:p>
          </table:table-cell>
          <table:table-cell office:value-type="float" office:value="5.03" table:style-name="ce24">
            <text:p>5.03</text:p>
          </table:table-cell>
          <table:table-cell office:value-type="float" office:value="143791" table:style-name="ce23">
            <text:p>143,791</text:p>
          </table:table-cell>
          <table:table-cell office:value-type="float" office:value="74545" table:style-name="ce23">
            <text:p>74,545</text:p>
          </table:table-cell>
          <table:table-cell office:value-type="float" office:value="69246" table:style-name="ce23">
            <text:p>69,246</text:p>
          </table:table-cell>
          <table:table-cell office:value-type="float" office:value="6.8" table:style-name="ce24">
            <text:p>6.80</text:p>
          </table:table-cell>
          <table:table-cell office:value-type="float" office:value="252525" table:style-name="ce23">
            <text:p>252,525</text:p>
          </table:table-cell>
          <table:table-cell office:value-type="float" office:value="131575" table:style-name="ce23">
            <text:p>131,575</text:p>
          </table:table-cell>
          <table:table-cell office:value-type="float" office:value="120950" table:style-name="ce23">
            <text:p>120,950</text:p>
          </table:table-cell>
          <table:table-cell office:value-type="float" office:value="11.94" table:style-name="ce24">
            <text:p>11.94</text:p>
          </table:table-cell>
          <table:table-cell office:value-type="float" office:value="275817" table:style-name="ce23">
            <text:p>275,817</text:p>
          </table:table-cell>
          <table:table-cell office:value-type="float" office:value="143878" table:style-name="ce23">
            <text:p>143,878</text:p>
          </table:table-cell>
          <table:table-cell office:value-type="float" office:value="131939" table:style-name="ce23">
            <text:p>131,939</text:p>
          </table:table-cell>
          <table:table-cell office:value-type="float" office:value="13.05" table:style-name="ce24">
            <text:p>13.05</text:p>
          </table:table-cell>
          <table:table-cell office:value-type="float" office:value="160829" table:style-name="ce23">
            <text:p>160,829</text:p>
          </table:table-cell>
          <table:table-cell office:value-type="float" office:value="84123" table:style-name="ce23">
            <text:p>84,123</text:p>
          </table:table-cell>
          <table:table-cell office:value-type="float" office:value="76706" table:style-name="ce23">
            <text:p>76,706</text:p>
          </table:table-cell>
          <table:table-cell office:value-type="float" office:value="7.61" table:style-name="ce24">
            <text:p>7.61</text:p>
          </table:table-cell>
          <table:table-cell office:value-type="float" office:value="1638693" table:style-name="ce23">
            <text:p>1,638,693</text:p>
          </table:table-cell>
          <table:table-cell office:value-type="float" office:value="808515" table:style-name="ce23">
            <text:p>808,515</text:p>
          </table:table-cell>
          <table:table-cell office:value-type="float" office:value="830178" table:style-name="ce23">
            <text:p>830,178</text:p>
          </table:table-cell>
          <table:table-cell office:value-type="float" office:value="77.510000000000005" table:style-name="ce24">
            <text:p>77.51</text:p>
          </table:table-cell>
          <table:table-cell office:value-type="float" office:value="207348" table:style-name="ce23">
            <text:p>207,348</text:p>
          </table:table-cell>
          <table:table-cell office:value-type="float" office:value="98405" table:style-name="ce23">
            <text:p>98,405</text:p>
          </table:table-cell>
          <table:table-cell office:value-type="float" office:value="108943" table:style-name="ce23">
            <text:p>108,943</text:p>
          </table:table-cell>
          <table:table-cell office:value-type="float" office:value="9.81" table:style-name="ce22">
            <text:p>9.81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48799" table:style-name="ce23">
            <text:p>2,748,799</text:p>
          </table:table-cell>
          <table:table-cell office:value-type="float" office:value="1358693" table:style-name="ce23">
            <text:p>1,358,693</text:p>
          </table:table-cell>
          <table:table-cell office:value-type="float" office:value="1390106" table:style-name="ce23">
            <text:p>1,390,106</text:p>
          </table:table-cell>
          <table:table-cell office:value-type="float" office:value="137592" table:style-name="ce23">
            <text:p>137,592</text:p>
          </table:table-cell>
          <table:table-cell office:value-type="float" office:value="71284" table:style-name="ce23">
            <text:p>71,284</text:p>
          </table:table-cell>
          <table:table-cell office:value-type="float" office:value="66308" table:style-name="ce23">
            <text:p>66,308</text:p>
          </table:table-cell>
          <table:table-cell office:value-type="float" office:value="5.01" table:style-name="ce24">
            <text:p>5.01</text:p>
          </table:table-cell>
          <table:table-cell office:value-type="float" office:value="185090" table:style-name="ce23">
            <text:p>185,090</text:p>
          </table:table-cell>
          <table:table-cell office:value-type="float" office:value="96158" table:style-name="ce23">
            <text:p>96,158</text:p>
          </table:table-cell>
          <table:table-cell office:value-type="float" office:value="88932" table:style-name="ce23">
            <text:p>88,932</text:p>
          </table:table-cell>
          <table:table-cell office:value-type="float" office:value="6.73" table:style-name="ce24">
            <text:p>6.73</text:p>
          </table:table-cell>
          <table:table-cell office:value-type="float" office:value="318425" table:style-name="ce23">
            <text:p>318,425</text:p>
          </table:table-cell>
          <table:table-cell office:value-type="float" office:value="165424" table:style-name="ce23">
            <text:p>165,424</text:p>
          </table:table-cell>
          <table:table-cell office:value-type="float" office:value="153001" table:style-name="ce23">
            <text:p>153,001</text:p>
          </table:table-cell>
          <table:table-cell office:value-type="float" office:value="11.58" table:style-name="ce24">
            <text:p>11.58</text:p>
          </table:table-cell>
          <table:table-cell office:value-type="float" office:value="346849" table:style-name="ce23">
            <text:p>346,849</text:p>
          </table:table-cell>
          <table:table-cell office:value-type="float" office:value="180242" table:style-name="ce23">
            <text:p>180,242</text:p>
          </table:table-cell>
          <table:table-cell office:value-type="float" office:value="166607" table:style-name="ce23">
            <text:p>166,607</text:p>
          </table:table-cell>
          <table:table-cell office:value-type="float" office:value="12.62" table:style-name="ce24">
            <text:p>12.62</text:p>
          </table:table-cell>
          <table:table-cell office:value-type="float" office:value="201654" table:style-name="ce23">
            <text:p>201,654</text:p>
          </table:table-cell>
          <table:table-cell office:value-type="float" office:value="104725" table:style-name="ce23">
            <text:p>104,725</text:p>
          </table:table-cell>
          <table:table-cell office:value-type="float" office:value="96929" table:style-name="ce23">
            <text:p>96,929</text:p>
          </table:table-cell>
          <table:table-cell office:value-type="float" office:value="7.34" table:style-name="ce24">
            <text:p>7.34</text:p>
          </table:table-cell>
          <table:table-cell office:value-type="float" office:value="2147602" table:style-name="ce23">
            <text:p>2,147,602</text:p>
          </table:table-cell>
          <table:table-cell office:value-type="float" office:value="1046313" table:style-name="ce23">
            <text:p>1,046,313</text:p>
          </table:table-cell>
          <table:table-cell office:value-type="float" office:value="1101289" table:style-name="ce23">
            <text:p>1,101,289</text:p>
          </table:table-cell>
          <table:table-cell office:value-type="float" office:value="78.13" table:style-name="ce24">
            <text:p>78.13</text:p>
          </table:table-cell>
          <table:table-cell office:value-type="float" office:value="287257" table:style-name="ce23">
            <text:p>287,257</text:p>
          </table:table-cell>
          <table:table-cell office:value-type="float" office:value="133461" table:style-name="ce23">
            <text:p>133,461</text:p>
          </table:table-cell>
          <table:table-cell office:value-type="float" office:value="153796" table:style-name="ce23">
            <text:p>153,796</text:p>
          </table:table-cell>
          <table:table-cell office:value-type="float" office:value="10.45" table:style-name="ce22">
            <text:p>10.45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157" table:style-name="ce23">
            <text:p>1,885,157</text:p>
          </table:table-cell>
          <table:table-cell office:value-type="float" office:value="943377" table:style-name="ce23">
            <text:p>943,377</text:p>
          </table:table-cell>
          <table:table-cell office:value-type="float" office:value="941780" table:style-name="ce23">
            <text:p>941,780</text:p>
          </table:table-cell>
          <table:table-cell office:value-type="float" office:value="79513" table:style-name="ce23">
            <text:p>79,513</text:p>
          </table:table-cell>
          <table:table-cell office:value-type="float" office:value="41214" table:style-name="ce23">
            <text:p>41,214</text:p>
          </table:table-cell>
          <table:table-cell office:value-type="float" office:value="38299" table:style-name="ce23">
            <text:p>38,299</text:p>
          </table:table-cell>
          <table:table-cell office:value-type="float" office:value="4.22" table:style-name="ce24">
            <text:p>4.22</text:p>
          </table:table-cell>
          <table:table-cell office:value-type="float" office:value="106872" table:style-name="ce23">
            <text:p>106,872</text:p>
          </table:table-cell>
          <table:table-cell office:value-type="float" office:value="55465" table:style-name="ce23">
            <text:p>55,465</text:p>
          </table:table-cell>
          <table:table-cell office:value-type="float" office:value="51407" table:style-name="ce23">
            <text:p>51,407</text:p>
          </table:table-cell>
          <table:table-cell office:value-type="float" office:value="5.67" table:style-name="ce24">
            <text:p>5.67</text:p>
          </table:table-cell>
          <table:table-cell office:value-type="float" office:value="185179" table:style-name="ce23">
            <text:p>185,179</text:p>
          </table:table-cell>
          <table:table-cell office:value-type="float" office:value="96185" table:style-name="ce23">
            <text:p>96,185</text:p>
          </table:table-cell>
          <table:table-cell office:value-type="float" office:value="88994" table:style-name="ce23">
            <text:p>88,994</text:p>
          </table:table-cell>
          <table:table-cell office:value-type="float" office:value="9.82" table:style-name="ce24">
            <text:p>9.82</text:p>
          </table:table-cell>
          <table:table-cell office:value-type="float" office:value="202123" table:style-name="ce23">
            <text:p>202,123</text:p>
          </table:table-cell>
          <table:table-cell office:value-type="float" office:value="105099" table:style-name="ce23">
            <text:p>105,099</text:p>
          </table:table-cell>
          <table:table-cell office:value-type="float" office:value="97024" table:style-name="ce23">
            <text:p>97,024</text:p>
          </table:table-cell>
          <table:table-cell office:value-type="float" office:value="10.72" table:style-name="ce24">
            <text:p>10.72</text:p>
          </table:table-cell>
          <table:table-cell office:value-type="float" office:value="119612" table:style-name="ce23">
            <text:p>119,612</text:p>
          </table:table-cell>
          <table:table-cell office:value-type="float" office:value="62504" table:style-name="ce23">
            <text:p>62,504</text:p>
          </table:table-cell>
          <table:table-cell office:value-type="float" office:value="57108" table:style-name="ce23">
            <text:p>57,108</text:p>
          </table:table-cell>
          <table:table-cell office:value-type="float" office:value="6.34" table:style-name="ce24">
            <text:p>6.34</text:p>
          </table:table-cell>
          <table:table-cell office:value-type="float" office:value="1531517" table:style-name="ce23">
            <text:p>1,531,517</text:p>
          </table:table-cell>
          <table:table-cell office:value-type="float" office:value="759199" table:style-name="ce23">
            <text:p>759,199</text:p>
          </table:table-cell>
          <table:table-cell office:value-type="float" office:value="772318" table:style-name="ce23">
            <text:p>772,318</text:p>
          </table:table-cell>
          <table:table-cell office:value-type="float" office:value="81.239999999999995" table:style-name="ce24">
            <text:p>81.24</text:p>
          </table:table-cell>
          <table:table-cell office:value-type="float" office:value="250254" table:style-name="ce23">
            <text:p>250,254</text:p>
          </table:table-cell>
          <table:table-cell office:value-type="float" office:value="114708" table:style-name="ce23">
            <text:p>114,708</text:p>
          </table:table-cell>
          <table:table-cell office:value-type="float" office:value="135546" table:style-name="ce23">
            <text:p>135,546</text:p>
          </table:table-cell>
          <table:table-cell office:value-type="float" office:value="13.27" table:style-name="ce22">
            <text:p>13.27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240" table:style-name="ce23">
            <text:p>2,778,240</text:p>
          </table:table-cell>
          <table:table-cell office:value-type="float" office:value="1380105" table:style-name="ce23">
            <text:p>1,380,105</text:p>
          </table:table-cell>
          <table:table-cell office:value-type="float" office:value="1398135" table:style-name="ce23">
            <text:p>1,398,135</text:p>
          </table:table-cell>
          <table:table-cell office:value-type="float" office:value="113321" table:style-name="ce23">
            <text:p>113,321</text:p>
          </table:table-cell>
          <table:table-cell office:value-type="float" office:value="58744" table:style-name="ce23">
            <text:p>58,744</text:p>
          </table:table-cell>
          <table:table-cell office:value-type="float" office:value="54577" table:style-name="ce23">
            <text:p>54,577</text:p>
          </table:table-cell>
          <table:table-cell office:value-type="float" office:value="4.08" table:style-name="ce24">
            <text:p>4.08</text:p>
          </table:table-cell>
          <table:table-cell office:value-type="float" office:value="152677" table:style-name="ce23">
            <text:p>152,677</text:p>
          </table:table-cell>
          <table:table-cell office:value-type="float" office:value="79055" table:style-name="ce23">
            <text:p>79,055</text:p>
          </table:table-cell>
          <table:table-cell office:value-type="float" office:value="73622" table:style-name="ce23">
            <text:p>73,622</text:p>
          </table:table-cell>
          <table:table-cell office:value-type="float" office:value="5.5" table:style-name="ce24">
            <text:p>5.50</text:p>
          </table:table-cell>
          <table:table-cell office:value-type="float" office:value="267353" table:style-name="ce23">
            <text:p>267,353</text:p>
          </table:table-cell>
          <table:table-cell office:value-type="float" office:value="138809" table:style-name="ce23">
            <text:p>138,809</text:p>
          </table:table-cell>
          <table:table-cell office:value-type="float" office:value="128544" table:style-name="ce23">
            <text:p>128,544</text:p>
          </table:table-cell>
          <table:table-cell office:value-type="float" office:value="9.6199999999999992" table:style-name="ce24">
            <text:p>9.62</text:p>
          </table:table-cell>
          <table:table-cell office:value-type="float" office:value="292484" table:style-name="ce23">
            <text:p>292,484</text:p>
          </table:table-cell>
          <table:table-cell office:value-type="float" office:value="151771" table:style-name="ce23">
            <text:p>151,771</text:p>
          </table:table-cell>
          <table:table-cell office:value-type="float" office:value="140713" table:style-name="ce23">
            <text:p>140,713</text:p>
          </table:table-cell>
          <table:table-cell office:value-type="float" office:value="10.53" table:style-name="ce24">
            <text:p>10.53</text:p>
          </table:table-cell>
          <table:table-cell office:value-type="float" office:value="179097" table:style-name="ce23">
            <text:p>179,097</text:p>
          </table:table-cell>
          <table:table-cell office:value-type="float" office:value="92888" table:style-name="ce23">
            <text:p>92,888</text:p>
          </table:table-cell>
          <table:table-cell office:value-type="float" office:value="86209" table:style-name="ce23">
            <text:p>86,209</text:p>
          </table:table-cell>
          <table:table-cell office:value-type="float" office:value="6.45" table:style-name="ce24">
            <text:p>6.45</text:p>
          </table:table-cell>
          <table:table-cell office:value-type="float" office:value="2258837" table:style-name="ce23">
            <text:p>2,258,837</text:p>
          </table:table-cell>
          <table:table-cell office:value-type="float" office:value="1110640" table:style-name="ce23">
            <text:p>1,110,640</text:p>
          </table:table-cell>
          <table:table-cell office:value-type="float" office:value="1148197" table:style-name="ce23">
            <text:p>1,148,197</text:p>
          </table:table-cell>
          <table:table-cell office:value-type="float" office:value="81.3" table:style-name="ce24">
            <text:p>81.30</text:p>
          </table:table-cell>
          <table:table-cell office:value-type="float" office:value="356527" table:style-name="ce23">
            <text:p>356,527</text:p>
          </table:table-cell>
          <table:table-cell office:value-type="float" office:value="165998" table:style-name="ce23">
            <text:p>165,998</text:p>
          </table:table-cell>
          <table:table-cell office:value-type="float" office:value="190529" table:style-name="ce23">
            <text:p>190,529</text:p>
          </table:table-cell>
          <table:table-cell office:value-type="float" office:value="12.83" table:style-name="ce22">
            <text:p>12.83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49632" table:style-name="ce23">
            <text:p>7,149,632</text:p>
          </table:table-cell>
          <table:table-cell office:value-type="float" office:value="3652095" table:style-name="ce23">
            <text:p>3,652,095</text:p>
          </table:table-cell>
          <table:table-cell office:value-type="float" office:value="3497537" table:style-name="ce23">
            <text:p>3,497,537</text:p>
          </table:table-cell>
          <table:table-cell office:value-type="float" office:value="293473" table:style-name="ce23">
            <text:p>293,473</text:p>
          </table:table-cell>
          <table:table-cell office:value-type="float" office:value="152511" table:style-name="ce23">
            <text:p>152,511</text:p>
          </table:table-cell>
          <table:table-cell office:value-type="float" office:value="140962" table:style-name="ce23">
            <text:p>140,962</text:p>
          </table:table-cell>
          <table:table-cell office:value-type="float" office:value="4.0999999999999996" table:style-name="ce24">
            <text:p>4.10</text:p>
          </table:table-cell>
          <table:table-cell office:value-type="float" office:value="399924" table:style-name="ce23">
            <text:p>399,924</text:p>
          </table:table-cell>
          <table:table-cell office:value-type="float" office:value="208092" table:style-name="ce23">
            <text:p>208,092</text:p>
          </table:table-cell>
          <table:table-cell office:value-type="float" office:value="191832" table:style-name="ce23">
            <text:p>191,832</text:p>
          </table:table-cell>
          <table:table-cell office:value-type="float" office:value="5.59" table:style-name="ce24">
            <text:p>5.59</text:p>
          </table:table-cell>
          <table:table-cell office:value-type="float" office:value="715689" table:style-name="ce23">
            <text:p>715,689</text:p>
          </table:table-cell>
          <table:table-cell office:value-type="float" office:value="373635" table:style-name="ce23">
            <text:p>373,635</text:p>
          </table:table-cell>
          <table:table-cell office:value-type="float" office:value="342054" table:style-name="ce23">
            <text:p>342,054</text:p>
          </table:table-cell>
          <table:table-cell office:value-type="float" office:value="10.01" table:style-name="ce24">
            <text:p>10.01</text:p>
          </table:table-cell>
          <table:table-cell office:value-type="float" office:value="786575" table:style-name="ce23">
            <text:p>786,575</text:p>
          </table:table-cell>
          <table:table-cell office:value-type="float" office:value="411060" table:style-name="ce23">
            <text:p>411,060</text:p>
          </table:table-cell>
          <table:table-cell office:value-type="float" office:value="375515" table:style-name="ce23">
            <text:p>375,515</text:p>
          </table:table-cell>
          <table:table-cell office:value-type="float" office:value="11" table:style-name="ce24">
            <text:p>11.00</text:p>
          </table:table-cell>
          <table:table-cell office:value-type="float" office:value="492842" table:style-name="ce23">
            <text:p>492,842</text:p>
          </table:table-cell>
          <table:table-cell office:value-type="float" office:value="258584" table:style-name="ce23">
            <text:p>258,584</text:p>
          </table:table-cell>
          <table:table-cell office:value-type="float" office:value="234258" table:style-name="ce23">
            <text:p>234,258</text:p>
          </table:table-cell>
          <table:table-cell office:value-type="float" office:value="6.89" table:style-name="ce24">
            <text:p>6.89</text:p>
          </table:table-cell>
          <table:table-cell office:value-type="float" office:value="5740834" table:style-name="ce23">
            <text:p>5,740,834</text:p>
          </table:table-cell>
          <table:table-cell office:value-type="float" office:value="2915459" table:style-name="ce23">
            <text:p>2,915,459</text:p>
          </table:table-cell>
          <table:table-cell office:value-type="float" office:value="2825375" table:style-name="ce23">
            <text:p>2,825,375</text:p>
          </table:table-cell>
          <table:table-cell office:value-type="float" office:value="80.3" table:style-name="ce24">
            <text:p>80.30</text:p>
          </table:table-cell>
          <table:table-cell office:value-type="float" office:value="1020851" table:style-name="ce23">
            <text:p>1,020,851</text:p>
          </table:table-cell>
          <table:table-cell office:value-type="float" office:value="472815" table:style-name="ce23">
            <text:p>472,815</text:p>
          </table:table-cell>
          <table:table-cell office:value-type="float" office:value="548036" table:style-name="ce23">
            <text:p>548,036</text:p>
          </table:table-cell>
          <table:table-cell office:value-type="float" office:value="14.28" table:style-name="ce22">
            <text:p>14.28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854" table:style-name="ce18">
            <text:p>457,854</text:p>
          </table:table-cell>
          <table:table-cell office:value-type="float" office:value="232049" table:style-name="ce18">
            <text:p>232,049</text:p>
          </table:table-cell>
          <table:table-cell office:value-type="float" office:value="225805" table:style-name="ce18">
            <text:p>225,805</text:p>
          </table:table-cell>
          <table:table-cell office:value-type="float" office:value="17655" table:style-name="ce18">
            <text:p>17,655</text:p>
          </table:table-cell>
          <table:table-cell office:value-type="float" office:value="9234" table:style-name="ce18">
            <text:p>9,234</text:p>
          </table:table-cell>
          <table:table-cell office:value-type="float" office:value="8421" table:style-name="ce18">
            <text:p>8,421</text:p>
          </table:table-cell>
          <table:table-cell office:value-type="float" office:value="3.86" table:style-name="ce19">
            <text:p>3.86</text:p>
          </table:table-cell>
          <table:table-cell office:value-type="float" office:value="24374" table:style-name="ce18">
            <text:p>24,374</text:p>
          </table:table-cell>
          <table:table-cell office:value-type="float" office:value="12684" table:style-name="ce18">
            <text:p>12,684</text:p>
          </table:table-cell>
          <table:table-cell office:value-type="float" office:value="11690" table:style-name="ce18">
            <text:p>11,690</text:p>
          </table:table-cell>
          <table:table-cell office:value-type="float" office:value="5.32" table:style-name="ce19">
            <text:p>5.32</text:p>
          </table:table-cell>
          <table:table-cell office:value-type="float" office:value="43753" table:style-name="ce18">
            <text:p>43,753</text:p>
          </table:table-cell>
          <table:table-cell office:value-type="float" office:value="22710" table:style-name="ce18">
            <text:p>22,710</text:p>
          </table:table-cell>
          <table:table-cell office:value-type="float" office:value="21043" table:style-name="ce18">
            <text:p>21,043</text:p>
          </table:table-cell>
          <table:table-cell office:value-type="float" office:value="9.56" table:style-name="ce19">
            <text:p>9.56</text:p>
          </table:table-cell>
          <table:table-cell office:value-type="float" office:value="48166" table:style-name="ce18">
            <text:p>48,166</text:p>
          </table:table-cell>
          <table:table-cell office:value-type="float" office:value="25041" table:style-name="ce18">
            <text:p>25,041</text:p>
          </table:table-cell>
          <table:table-cell office:value-type="float" office:value="23125" table:style-name="ce18">
            <text:p>23,125</text:p>
          </table:table-cell>
          <table:table-cell office:value-type="float" office:value="10.52" table:style-name="ce19">
            <text:p>10.52</text:p>
          </table:table-cell>
          <table:table-cell office:value-type="float" office:value="30888" table:style-name="ce18">
            <text:p>30,888</text:p>
          </table:table-cell>
          <table:table-cell office:value-type="float" office:value="16160" table:style-name="ce18">
            <text:p>16,160</text:p>
          </table:table-cell>
          <table:table-cell office:value-type="float" office:value="14728" table:style-name="ce18">
            <text:p>14,728</text:p>
          </table:table-cell>
          <table:table-cell office:value-type="float" office:value="6.75" table:style-name="ce19">
            <text:p>6.75</text:p>
          </table:table-cell>
          <table:table-cell office:value-type="float" office:value="369959" table:style-name="ce18">
            <text:p>369,959</text:p>
          </table:table-cell>
          <table:table-cell office:value-type="float" office:value="186191" table:style-name="ce18">
            <text:p>186,191</text:p>
          </table:table-cell>
          <table:table-cell office:value-type="float" office:value="183768" table:style-name="ce18">
            <text:p>183,768</text:p>
          </table:table-cell>
          <table:table-cell office:value-type="float" office:value="80.8" table:style-name="ce19">
            <text:p>80.80</text:p>
          </table:table-cell>
          <table:table-cell office:value-type="float" office:value="65908" table:style-name="ce18">
            <text:p>65,908</text:p>
          </table:table-cell>
          <table:table-cell office:value-type="float" office:value="30763" table:style-name="ce18">
            <text:p>30,763</text:p>
          </table:table-cell>
          <table:table-cell office:value-type="float" office:value="35145" table:style-name="ce18">
            <text:p>35,145</text:p>
          </table:table-cell>
          <table:table-cell office:value-type="float" office:value="14.39" table:style-name="ce17">
            <text:p>14.3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3183" table:style-name="ce18">
            <text:p>543,183</text:p>
          </table:table-cell>
          <table:table-cell office:value-type="float" office:value="277939" table:style-name="ce18">
            <text:p>277,939</text:p>
          </table:table-cell>
          <table:table-cell office:value-type="float" office:value="265244" table:style-name="ce18">
            <text:p>265,244</text:p>
          </table:table-cell>
          <table:table-cell office:value-type="float" office:value="30374" table:style-name="ce18">
            <text:p>30,374</text:p>
          </table:table-cell>
          <table:table-cell office:value-type="float" office:value="15659" table:style-name="ce18">
            <text:p>15,659</text:p>
          </table:table-cell>
          <table:table-cell office:value-type="float" office:value="14715" table:style-name="ce18">
            <text:p>14,715</text:p>
          </table:table-cell>
          <table:table-cell office:value-type="float" office:value="5.59" table:style-name="ce19">
            <text:p>5.59</text:p>
          </table:table-cell>
          <table:table-cell office:value-type="float" office:value="41788" table:style-name="ce18">
            <text:p>41,788</text:p>
          </table:table-cell>
          <table:table-cell office:value-type="float" office:value="21643" table:style-name="ce18">
            <text:p>21,643</text:p>
          </table:table-cell>
          <table:table-cell office:value-type="float" office:value="20145" table:style-name="ce18">
            <text:p>20,145</text:p>
          </table:table-cell>
          <table:table-cell office:value-type="float" office:value="7.69" table:style-name="ce19">
            <text:p>7.69</text:p>
          </table:table-cell>
          <table:table-cell office:value-type="float" office:value="72403" table:style-name="ce18">
            <text:p>72,403</text:p>
          </table:table-cell>
          <table:table-cell office:value-type="float" office:value="37725" table:style-name="ce18">
            <text:p>37,725</text:p>
          </table:table-cell>
          <table:table-cell office:value-type="float" office:value="34678" table:style-name="ce18">
            <text:p>34,678</text:p>
          </table:table-cell>
          <table:table-cell office:value-type="float" office:value="13.33" table:style-name="ce19">
            <text:p>13.33</text:p>
          </table:table-cell>
          <table:table-cell office:value-type="float" office:value="78528" table:style-name="ce18">
            <text:p>78,528</text:p>
          </table:table-cell>
          <table:table-cell office:value-type="float" office:value="40899" table:style-name="ce18">
            <text:p>40,899</text:p>
          </table:table-cell>
          <table:table-cell office:value-type="float" office:value="37629" table:style-name="ce18">
            <text:p>37,629</text:p>
          </table:table-cell>
          <table:table-cell office:value-type="float" office:value="14.46" table:style-name="ce19">
            <text:p>14.46</text:p>
          </table:table-cell>
          <table:table-cell office:value-type="float" office:value="40566" table:style-name="ce18">
            <text:p>40,566</text:p>
          </table:table-cell>
          <table:table-cell office:value-type="float" office:value="21309" table:style-name="ce18">
            <text:p>21,309</text:p>
          </table:table-cell>
          <table:table-cell office:value-type="float" office:value="19257" table:style-name="ce18">
            <text:p>19,257</text:p>
          </table:table-cell>
          <table:table-cell office:value-type="float" office:value="7.47" table:style-name="ce19">
            <text:p>7.47</text:p>
          </table:table-cell>
          <table:table-cell office:value-type="float" office:value="414681" table:style-name="ce18">
            <text:p>414,681</text:p>
          </table:table-cell>
          <table:table-cell office:value-type="float" office:value="210770" table:style-name="ce18">
            <text:p>210,770</text:p>
          </table:table-cell>
          <table:table-cell office:value-type="float" office:value="203911" table:style-name="ce18">
            <text:p>203,911</text:p>
          </table:table-cell>
          <table:table-cell office:value-type="float" office:value="76.34" table:style-name="ce19">
            <text:p>76.34</text:p>
          </table:table-cell>
          <table:table-cell office:value-type="float" office:value="62504" table:style-name="ce18">
            <text:p>62,504</text:p>
          </table:table-cell>
          <table:table-cell office:value-type="float" office:value="30138" table:style-name="ce18">
            <text:p>30,138</text:p>
          </table:table-cell>
          <table:table-cell office:value-type="float" office:value="32366" table:style-name="ce18">
            <text:p>32,366</text:p>
          </table:table-cell>
          <table:table-cell office:value-type="float" office:value="11.51" table:style-name="ce17">
            <text:p>11.5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2473" table:style-name="ce18">
            <text:p>562,473</text:p>
          </table:table-cell>
          <table:table-cell office:value-type="float" office:value="290017" table:style-name="ce18">
            <text:p>290,017</text:p>
          </table:table-cell>
          <table:table-cell office:value-type="float" office:value="272456" table:style-name="ce18">
            <text:p>272,456</text:p>
          </table:table-cell>
          <table:table-cell office:value-type="float" office:value="26997" table:style-name="ce18">
            <text:p>26,997</text:p>
          </table:table-cell>
          <table:table-cell office:value-type="float" office:value="13951" table:style-name="ce18">
            <text:p>13,951</text:p>
          </table:table-cell>
          <table:table-cell office:value-type="float" office:value="13046" table:style-name="ce18">
            <text:p>13,046</text:p>
          </table:table-cell>
          <table:table-cell office:value-type="float" office:value="4.8" table:style-name="ce19">
            <text:p>4.80</text:p>
          </table:table-cell>
          <table:table-cell office:value-type="float" office:value="35539" table:style-name="ce18">
            <text:p>35,539</text:p>
          </table:table-cell>
          <table:table-cell office:value-type="float" office:value="18437" table:style-name="ce18">
            <text:p>18,437</text:p>
          </table:table-cell>
          <table:table-cell office:value-type="float" office:value="17102" table:style-name="ce18">
            <text:p>17,102</text:p>
          </table:table-cell>
          <table:table-cell office:value-type="float" office:value="6.32" table:style-name="ce19">
            <text:p>6.32</text:p>
          </table:table-cell>
          <table:table-cell office:value-type="float" office:value="60756" table:style-name="ce18">
            <text:p>60,756</text:p>
          </table:table-cell>
          <table:table-cell office:value-type="float" office:value="31691" table:style-name="ce18">
            <text:p>31,691</text:p>
          </table:table-cell>
          <table:table-cell office:value-type="float" office:value="29065" table:style-name="ce18">
            <text:p>29,065</text:p>
          </table:table-cell>
          <table:table-cell office:value-type="float" office:value="10.8" table:style-name="ce19">
            <text:p>10.80</text:p>
          </table:table-cell>
          <table:table-cell office:value-type="float" office:value="66163" table:style-name="ce18">
            <text:p>66,163</text:p>
          </table:table-cell>
          <table:table-cell office:value-type="float" office:value="34624" table:style-name="ce18">
            <text:p>34,624</text:p>
          </table:table-cell>
          <table:table-cell office:value-type="float" office:value="31539" table:style-name="ce18">
            <text:p>31,539</text:p>
          </table:table-cell>
          <table:table-cell office:value-type="float" office:value="11.76" table:style-name="ce19">
            <text:p>11.76</text:p>
          </table:table-cell>
          <table:table-cell office:value-type="float" office:value="37822" table:style-name="ce18">
            <text:p>37,822</text:p>
          </table:table-cell>
          <table:table-cell office:value-type="float" office:value="20064" table:style-name="ce18">
            <text:p>20,064</text:p>
          </table:table-cell>
          <table:table-cell office:value-type="float" office:value="17758" table:style-name="ce18">
            <text:p>17,758</text:p>
          </table:table-cell>
          <table:table-cell office:value-type="float" office:value="6.72" table:style-name="ce19">
            <text:p>6.72</text:p>
          </table:table-cell>
          <table:table-cell office:value-type="float" office:value="448582" table:style-name="ce18">
            <text:p>448,582</text:p>
          </table:table-cell>
          <table:table-cell office:value-type="float" office:value="230326" table:style-name="ce18">
            <text:p>230,326</text:p>
          </table:table-cell>
          <table:table-cell office:value-type="float" office:value="218256" table:style-name="ce18">
            <text:p>218,256</text:p>
          </table:table-cell>
          <table:table-cell office:value-type="float" office:value="79.75" table:style-name="ce19">
            <text:p>79.75</text:p>
          </table:table-cell>
          <table:table-cell office:value-type="float" office:value="81118" table:style-name="ce18">
            <text:p>81,118</text:p>
          </table:table-cell>
          <table:table-cell office:value-type="float" office:value="38633" table:style-name="ce18">
            <text:p>38,633</text:p>
          </table:table-cell>
          <table:table-cell office:value-type="float" office:value="42485" table:style-name="ce18">
            <text:p>42,485</text:p>
          </table:table-cell>
          <table:table-cell office:value-type="float" office:value="14.42" table:style-name="ce17">
            <text:p>14.42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8945" table:style-name="ce18">
            <text:p>1,288,945</text:p>
          </table:table-cell>
          <table:table-cell office:value-type="float" office:value="658206" table:style-name="ce18">
            <text:p>658,206</text:p>
          </table:table-cell>
          <table:table-cell office:value-type="float" office:value="630739" table:style-name="ce18">
            <text:p>630,739</text:p>
          </table:table-cell>
          <table:table-cell office:value-type="float" office:value="58048" table:style-name="ce18">
            <text:p>58,048</text:p>
          </table:table-cell>
          <table:table-cell office:value-type="float" office:value="30174" table:style-name="ce18">
            <text:p>30,174</text:p>
          </table:table-cell>
          <table:table-cell office:value-type="float" office:value="27874" table:style-name="ce18">
            <text:p>27,874</text:p>
          </table:table-cell>
          <table:table-cell office:value-type="float" office:value="4.5" table:style-name="ce19">
            <text:p>4.50</text:p>
          </table:table-cell>
          <table:table-cell office:value-type="float" office:value="77417" table:style-name="ce18">
            <text:p>77,417</text:p>
          </table:table-cell>
          <table:table-cell office:value-type="float" office:value="40284" table:style-name="ce18">
            <text:p>40,284</text:p>
          </table:table-cell>
          <table:table-cell office:value-type="float" office:value="37133" table:style-name="ce18">
            <text:p>37,133</text:p>
          </table:table-cell>
          <table:table-cell office:value-type="float" office:value="6.01" table:style-name="ce19">
            <text:p>6.01</text:p>
          </table:table-cell>
          <table:table-cell office:value-type="float" office:value="135690" table:style-name="ce18">
            <text:p>135,690</text:p>
          </table:table-cell>
          <table:table-cell office:value-type="float" office:value="70937" table:style-name="ce18">
            <text:p>70,937</text:p>
          </table:table-cell>
          <table:table-cell office:value-type="float" office:value="64753" table:style-name="ce18">
            <text:p>64,753</text:p>
          </table:table-cell>
          <table:table-cell office:value-type="float" office:value="10.53" table:style-name="ce19">
            <text:p>10.53</text:p>
          </table:table-cell>
          <table:table-cell office:value-type="float" office:value="149021" table:style-name="ce18">
            <text:p>149,021</text:p>
          </table:table-cell>
          <table:table-cell office:value-type="float" office:value="77973" table:style-name="ce18">
            <text:p>77,973</text:p>
          </table:table-cell>
          <table:table-cell office:value-type="float" office:value="71048" table:style-name="ce18">
            <text:p>71,048</text:p>
          </table:table-cell>
          <table:table-cell office:value-type="float" office:value="11.56" table:style-name="ce19">
            <text:p>11.56</text:p>
          </table:table-cell>
          <table:table-cell office:value-type="float" office:value="91723" table:style-name="ce18">
            <text:p>91,723</text:p>
          </table:table-cell>
          <table:table-cell office:value-type="float" office:value="48236" table:style-name="ce18">
            <text:p>48,236</text:p>
          </table:table-cell>
          <table:table-cell office:value-type="float" office:value="43487" table:style-name="ce18">
            <text:p>43,487</text:p>
          </table:table-cell>
          <table:table-cell office:value-type="float" office:value="7.12" table:style-name="ce19">
            <text:p>7.12</text:p>
          </table:table-cell>
          <table:table-cell office:value-type="float" office:value="1024886" table:style-name="ce18">
            <text:p>1,024,886</text:p>
          </table:table-cell>
          <table:table-cell office:value-type="float" office:value="519917" table:style-name="ce18">
            <text:p>519,917</text:p>
          </table:table-cell>
          <table:table-cell office:value-type="float" office:value="504969" table:style-name="ce18">
            <text:p>504,969</text:p>
          </table:table-cell>
          <table:table-cell office:value-type="float" office:value="79.510000000000005" table:style-name="ce19">
            <text:p>79.51</text:p>
          </table:table-cell>
          <table:table-cell office:value-type="float" office:value="177677" table:style-name="ce18">
            <text:p>177,677</text:p>
          </table:table-cell>
          <table:table-cell office:value-type="float" office:value="81614" table:style-name="ce18">
            <text:p>81,614</text:p>
          </table:table-cell>
          <table:table-cell office:value-type="float" office:value="96063" table:style-name="ce18">
            <text:p>96,063</text:p>
          </table:table-cell>
          <table:table-cell office:value-type="float" office:value="13.78" table:style-name="ce17">
            <text:p>13.7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8146" table:style-name="ce18">
            <text:p>508,146</text:p>
          </table:table-cell>
          <table:table-cell office:value-type="float" office:value="260615" table:style-name="ce18">
            <text:p>260,615</text:p>
          </table:table-cell>
          <table:table-cell office:value-type="float" office:value="247531" table:style-name="ce18">
            <text:p>247,531</text:p>
          </table:table-cell>
          <table:table-cell office:value-type="float" office:value="17300" table:style-name="ce18">
            <text:p>17,300</text:p>
          </table:table-cell>
          <table:table-cell office:value-type="float" office:value="8961" table:style-name="ce18">
            <text:p>8,961</text:p>
          </table:table-cell>
          <table:table-cell office:value-type="float" office:value="8339" table:style-name="ce18">
            <text:p>8,339</text:p>
          </table:table-cell>
          <table:table-cell office:value-type="float" office:value="3.4" table:style-name="ce19">
            <text:p>3.40</text:p>
          </table:table-cell>
          <table:table-cell office:value-type="float" office:value="23941" table:style-name="ce18">
            <text:p>23,941</text:p>
          </table:table-cell>
          <table:table-cell office:value-type="float" office:value="12459" table:style-name="ce18">
            <text:p>12,459</text:p>
          </table:table-cell>
          <table:table-cell office:value-type="float" office:value="11482" table:style-name="ce18">
            <text:p>11,482</text:p>
          </table:table-cell>
          <table:table-cell office:value-type="float" office:value="4.71" table:style-name="ce19">
            <text:p>4.71</text:p>
          </table:table-cell>
          <table:table-cell office:value-type="float" office:value="44567" table:style-name="ce18">
            <text:p>44,567</text:p>
          </table:table-cell>
          <table:table-cell office:value-type="float" office:value="23149" table:style-name="ce18">
            <text:p>23,149</text:p>
          </table:table-cell>
          <table:table-cell office:value-type="float" office:value="21418" table:style-name="ce18">
            <text:p>21,418</text:p>
          </table:table-cell>
          <table:table-cell office:value-type="float" office:value="8.77" table:style-name="ce19">
            <text:p>8.77</text:p>
          </table:table-cell>
          <table:table-cell office:value-type="float" office:value="49309" table:style-name="ce18">
            <text:p>49,309</text:p>
          </table:table-cell>
          <table:table-cell office:value-type="float" office:value="25620" table:style-name="ce18">
            <text:p>25,620</text:p>
          </table:table-cell>
          <table:table-cell office:value-type="float" office:value="23689" table:style-name="ce18">
            <text:p>23,689</text:p>
          </table:table-cell>
          <table:table-cell office:value-type="float" office:value="9.6999999999999993" table:style-name="ce19">
            <text:p>9.70</text:p>
          </table:table-cell>
          <table:table-cell office:value-type="float" office:value="34312" table:style-name="ce18">
            <text:p>34,312</text:p>
          </table:table-cell>
          <table:table-cell office:value-type="float" office:value="17910" table:style-name="ce18">
            <text:p>17,910</text:p>
          </table:table-cell>
          <table:table-cell office:value-type="float" office:value="16402" table:style-name="ce18">
            <text:p>16,402</text:p>
          </table:table-cell>
          <table:table-cell office:value-type="float" office:value="6.75" table:style-name="ce19">
            <text:p>6.75</text:p>
          </table:table-cell>
          <table:table-cell office:value-type="float" office:value="415041" table:style-name="ce18">
            <text:p>415,041</text:p>
          </table:table-cell>
          <table:table-cell office:value-type="float" office:value="212311" table:style-name="ce18">
            <text:p>212,311</text:p>
          </table:table-cell>
          <table:table-cell office:value-type="float" office:value="202730" table:style-name="ce18">
            <text:p>202,730</text:p>
          </table:table-cell>
          <table:table-cell office:value-type="float" office:value="81.680000000000007" table:style-name="ce19">
            <text:p>81.68</text:p>
          </table:table-cell>
          <table:table-cell office:value-type="float" office:value="78127" table:style-name="ce18">
            <text:p>78,127</text:p>
          </table:table-cell>
          <table:table-cell office:value-type="float" office:value="36527" table:style-name="ce18">
            <text:p>36,527</text:p>
          </table:table-cell>
          <table:table-cell office:value-type="float" office:value="41600" table:style-name="ce18">
            <text:p>41,600</text:p>
          </table:table-cell>
          <table:table-cell office:value-type="float" office:value="15.37" table:style-name="ce17">
            <text:p>15.3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8187" table:style-name="ce18">
            <text:p>698,187</text:p>
          </table:table-cell>
          <table:table-cell office:value-type="float" office:value="363058" table:style-name="ce18">
            <text:p>363,058</text:p>
          </table:table-cell>
          <table:table-cell office:value-type="float" office:value="335129" table:style-name="ce18">
            <text:p>335,129</text:p>
          </table:table-cell>
          <table:table-cell office:value-type="float" office:value="25349" table:style-name="ce18">
            <text:p>25,349</text:p>
          </table:table-cell>
          <table:table-cell office:value-type="float" office:value="13134" table:style-name="ce18">
            <text:p>13,134</text:p>
          </table:table-cell>
          <table:table-cell office:value-type="float" office:value="12215" table:style-name="ce18">
            <text:p>12,215</text:p>
          </table:table-cell>
          <table:table-cell office:value-type="float" office:value="3.63" table:style-name="ce19">
            <text:p>3.63</text:p>
          </table:table-cell>
          <table:table-cell office:value-type="float" office:value="34854" table:style-name="ce18">
            <text:p>34,854</text:p>
          </table:table-cell>
          <table:table-cell office:value-type="float" office:value="18158" table:style-name="ce18">
            <text:p>18,158</text:p>
          </table:table-cell>
          <table:table-cell office:value-type="float" office:value="16696" table:style-name="ce18">
            <text:p>16,696</text:p>
          </table:table-cell>
          <table:table-cell office:value-type="float" office:value="4.99" table:style-name="ce19">
            <text:p>4.99</text:p>
          </table:table-cell>
          <table:table-cell office:value-type="float" office:value="64637" table:style-name="ce18">
            <text:p>64,637</text:p>
          </table:table-cell>
          <table:table-cell office:value-type="float" office:value="33893" table:style-name="ce18">
            <text:p>33,893</text:p>
          </table:table-cell>
          <table:table-cell office:value-type="float" office:value="30744" table:style-name="ce18">
            <text:p>30,744</text:p>
          </table:table-cell>
          <table:table-cell office:value-type="float" office:value="9.26" table:style-name="ce19">
            <text:p>9.26</text:p>
          </table:table-cell>
          <table:table-cell office:value-type="float" office:value="71667" table:style-name="ce18">
            <text:p>71,667</text:p>
          </table:table-cell>
          <table:table-cell office:value-type="float" office:value="37618" table:style-name="ce18">
            <text:p>37,618</text:p>
          </table:table-cell>
          <table:table-cell office:value-type="float" office:value="34049" table:style-name="ce18">
            <text:p>34,049</text:p>
          </table:table-cell>
          <table:table-cell office:value-type="float" office:value="10.26" table:style-name="ce19">
            <text:p>10.26</text:p>
          </table:table-cell>
          <table:table-cell office:value-type="float" office:value="48254" table:style-name="ce18">
            <text:p>48,254</text:p>
          </table:table-cell>
          <table:table-cell office:value-type="float" office:value="25376" table:style-name="ce18">
            <text:p>25,376</text:p>
          </table:table-cell>
          <table:table-cell office:value-type="float" office:value="22878" table:style-name="ce18">
            <text:p>22,878</text:p>
          </table:table-cell>
          <table:table-cell office:value-type="float" office:value="6.91" table:style-name="ce19">
            <text:p>6.91</text:p>
          </table:table-cell>
          <table:table-cell office:value-type="float" office:value="566436" table:style-name="ce18">
            <text:p>566,436</text:p>
          </table:table-cell>
          <table:table-cell office:value-type="float" office:value="293795" table:style-name="ce18">
            <text:p>293,795</text:p>
          </table:table-cell>
          <table:table-cell office:value-type="float" office:value="272641" table:style-name="ce18">
            <text:p>272,641</text:p>
          </table:table-cell>
          <table:table-cell office:value-type="float" office:value="81.13" table:style-name="ce19">
            <text:p>81.13</text:p>
          </table:table-cell>
          <table:table-cell office:value-type="float" office:value="116066" table:style-name="ce18">
            <text:p>116,066</text:p>
          </table:table-cell>
          <table:table-cell office:value-type="float" office:value="52601" table:style-name="ce18">
            <text:p>52,601</text:p>
          </table:table-cell>
          <table:table-cell office:value-type="float" office:value="63465" table:style-name="ce18">
            <text:p>63,465</text:p>
          </table:table-cell>
          <table:table-cell office:value-type="float" office:value="16.62" table:style-name="ce17">
            <text:p>16.6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8507" table:style-name="ce18">
            <text:p>518,507</text:p>
          </table:table-cell>
          <table:table-cell office:value-type="float" office:value="269986" table:style-name="ce18">
            <text:p>269,986</text:p>
          </table:table-cell>
          <table:table-cell office:value-type="float" office:value="248521" table:style-name="ce18">
            <text:p>248,521</text:p>
          </table:table-cell>
          <table:table-cell office:value-type="float" office:value="15482" table:style-name="ce18">
            <text:p>15,482</text:p>
          </table:table-cell>
          <table:table-cell office:value-type="float" office:value="8119" table:style-name="ce18">
            <text:p>8,119</text:p>
          </table:table-cell>
          <table:table-cell office:value-type="float" office:value="7363" table:style-name="ce18">
            <text:p>7,363</text:p>
          </table:table-cell>
          <table:table-cell office:value-type="float" office:value="2.99" table:style-name="ce19">
            <text:p>2.99</text:p>
          </table:table-cell>
          <table:table-cell office:value-type="float" office:value="21255" table:style-name="ce18">
            <text:p>21,255</text:p>
          </table:table-cell>
          <table:table-cell office:value-type="float" office:value="11149" table:style-name="ce18">
            <text:p>11,149</text:p>
          </table:table-cell>
          <table:table-cell office:value-type="float" office:value="10106" table:style-name="ce18">
            <text:p>10,106</text:p>
          </table:table-cell>
          <table:table-cell office:value-type="float" office:value="4.0999999999999996" table:style-name="ce19">
            <text:p>4.10</text:p>
          </table:table-cell>
          <table:table-cell office:value-type="float" office:value="39909" table:style-name="ce18">
            <text:p>39,909</text:p>
          </table:table-cell>
          <table:table-cell office:value-type="float" office:value="20893" table:style-name="ce18">
            <text:p>20,893</text:p>
          </table:table-cell>
          <table:table-cell office:value-type="float" office:value="19016" table:style-name="ce18">
            <text:p>19,016</text:p>
          </table:table-cell>
          <table:table-cell office:value-type="float" office:value="7.7" table:style-name="ce19">
            <text:p>7.70</text:p>
          </table:table-cell>
          <table:table-cell office:value-type="float" office:value="44444" table:style-name="ce18">
            <text:p>44,444</text:p>
          </table:table-cell>
          <table:table-cell office:value-type="float" office:value="23282" table:style-name="ce18">
            <text:p>23,282</text:p>
          </table:table-cell>
          <table:table-cell office:value-type="float" office:value="21162" table:style-name="ce18">
            <text:p>21,162</text:p>
          </table:table-cell>
          <table:table-cell office:value-type="float" office:value="8.57" table:style-name="ce19">
            <text:p>8.57</text:p>
          </table:table-cell>
          <table:table-cell office:value-type="float" office:value="33445" table:style-name="ce18">
            <text:p>33,445</text:p>
          </table:table-cell>
          <table:table-cell office:value-type="float" office:value="17588" table:style-name="ce18">
            <text:p>17,588</text:p>
          </table:table-cell>
          <table:table-cell office:value-type="float" office:value="15857" table:style-name="ce18">
            <text:p>15,857</text:p>
          </table:table-cell>
          <table:table-cell office:value-type="float" office:value="6.45" table:style-name="ce19">
            <text:p>6.45</text:p>
          </table:table-cell>
          <table:table-cell office:value-type="float" office:value="431056" table:style-name="ce18">
            <text:p>431,056</text:p>
          </table:table-cell>
          <table:table-cell office:value-type="float" office:value="224132" table:style-name="ce18">
            <text:p>224,132</text:p>
          </table:table-cell>
          <table:table-cell office:value-type="float" office:value="206924" table:style-name="ce18">
            <text:p>206,924</text:p>
          </table:table-cell>
          <table:table-cell office:value-type="float" office:value="83.13" table:style-name="ce19">
            <text:p>83.13</text:p>
          </table:table-cell>
          <table:table-cell office:value-type="float" office:value="90532" table:style-name="ce18">
            <text:p>90,532</text:p>
          </table:table-cell>
          <table:table-cell office:value-type="float" office:value="41158" table:style-name="ce18">
            <text:p>41,158</text:p>
          </table:table-cell>
          <table:table-cell office:value-type="float" office:value="49374" table:style-name="ce18">
            <text:p>49,374</text:p>
          </table:table-cell>
          <table:table-cell office:value-type="float" office:value="17.46" table:style-name="ce17">
            <text:p>17.46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9760" table:style-name="ce18">
            <text:p>839,760</text:p>
          </table:table-cell>
          <table:table-cell office:value-type="float" office:value="430116" table:style-name="ce18">
            <text:p>430,116</text:p>
          </table:table-cell>
          <table:table-cell office:value-type="float" office:value="409644" table:style-name="ce18">
            <text:p>409,644</text:p>
          </table:table-cell>
          <table:table-cell office:value-type="float" office:value="27732" table:style-name="ce18">
            <text:p>27,732</text:p>
          </table:table-cell>
          <table:table-cell office:value-type="float" office:value="14453" table:style-name="ce18">
            <text:p>14,453</text:p>
          </table:table-cell>
          <table:table-cell office:value-type="float" office:value="13279" table:style-name="ce18">
            <text:p>13,279</text:p>
          </table:table-cell>
          <table:table-cell office:value-type="float" office:value="3.3" table:style-name="ce19">
            <text:p>3.30</text:p>
          </table:table-cell>
          <table:table-cell office:value-type="float" office:value="38243" table:style-name="ce18">
            <text:p>38,243</text:p>
          </table:table-cell>
          <table:table-cell office:value-type="float" office:value="19990" table:style-name="ce18">
            <text:p>19,990</text:p>
          </table:table-cell>
          <table:table-cell office:value-type="float" office:value="18253" table:style-name="ce18">
            <text:p>18,253</text:p>
          </table:table-cell>
          <table:table-cell office:value-type="float" office:value="4.55" table:style-name="ce19">
            <text:p>4.55</text:p>
          </table:table-cell>
          <table:table-cell office:value-type="float" office:value="71421" table:style-name="ce18">
            <text:p>71,421</text:p>
          </table:table-cell>
          <table:table-cell office:value-type="float" office:value="37346" table:style-name="ce18">
            <text:p>37,346</text:p>
          </table:table-cell>
          <table:table-cell office:value-type="float" office:value="34075" table:style-name="ce18">
            <text:p>34,075</text:p>
          </table:table-cell>
          <table:table-cell office:value-type="float" office:value="8.5" table:style-name="ce19">
            <text:p>8.50</text:p>
          </table:table-cell>
          <table:table-cell office:value-type="float" office:value="79104" table:style-name="ce18">
            <text:p>79,104</text:p>
          </table:table-cell>
          <table:table-cell office:value-type="float" office:value="41386" table:style-name="ce18">
            <text:p>41,386</text:p>
          </table:table-cell>
          <table:table-cell office:value-type="float" office:value="37718" table:style-name="ce18">
            <text:p>37,718</text:p>
          </table:table-cell>
          <table:table-cell office:value-type="float" office:value="9.42" table:style-name="ce19">
            <text:p>9.42</text:p>
          </table:table-cell>
          <table:table-cell office:value-type="float" office:value="54583" table:style-name="ce18">
            <text:p>54,583</text:p>
          </table:table-cell>
          <table:table-cell office:value-type="float" office:value="28504" table:style-name="ce18">
            <text:p>28,504</text:p>
          </table:table-cell>
          <table:table-cell office:value-type="float" office:value="26079" table:style-name="ce18">
            <text:p>26,079</text:p>
          </table:table-cell>
          <table:table-cell office:value-type="float" office:value="6.5" table:style-name="ce19">
            <text:p>6.50</text:p>
          </table:table-cell>
          <table:table-cell office:value-type="float" office:value="689912" table:style-name="ce18">
            <text:p>689,912</text:p>
          </table:table-cell>
          <table:table-cell office:value-type="float" office:value="351769" table:style-name="ce18">
            <text:p>351,769</text:p>
          </table:table-cell>
          <table:table-cell office:value-type="float" office:value="338143" table:style-name="ce18">
            <text:p>338,143</text:p>
          </table:table-cell>
          <table:table-cell office:value-type="float" office:value="82.16" table:style-name="ce19">
            <text:p>82.16</text:p>
          </table:table-cell>
          <table:table-cell office:value-type="float" office:value="123314" table:style-name="ce18">
            <text:p>123,314</text:p>
          </table:table-cell>
          <table:table-cell office:value-type="float" office:value="58276" table:style-name="ce18">
            <text:p>58,276</text:p>
          </table:table-cell>
          <table:table-cell office:value-type="float" office:value="65038" table:style-name="ce18">
            <text:p>65,038</text:p>
          </table:table-cell>
          <table:table-cell office:value-type="float" office:value="14.68" table:style-name="ce17">
            <text:p>14.6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1974" table:style-name="ce18">
            <text:p>221,974</text:p>
          </table:table-cell>
          <table:table-cell office:value-type="float" office:value="114902" table:style-name="ce18">
            <text:p>114,902</text:p>
          </table:table-cell>
          <table:table-cell office:value-type="float" office:value="107072" table:style-name="ce18">
            <text:p>107,072</text:p>
          </table:table-cell>
          <table:table-cell office:value-type="float" office:value="8322" table:style-name="ce18">
            <text:p>8,322</text:p>
          </table:table-cell>
          <table:table-cell office:value-type="float" office:value="4328" table:style-name="ce18">
            <text:p>4,328</text:p>
          </table:table-cell>
          <table:table-cell office:value-type="float" office:value="3994" table:style-name="ce18">
            <text:p>3,994</text:p>
          </table:table-cell>
          <table:table-cell office:value-type="float" office:value="3.75" table:style-name="ce19">
            <text:p>3.75</text:p>
          </table:table-cell>
          <table:table-cell office:value-type="float" office:value="11520" table:style-name="ce18">
            <text:p>11,520</text:p>
          </table:table-cell>
          <table:table-cell office:value-type="float" office:value="5951" table:style-name="ce18">
            <text:p>5,951</text:p>
          </table:table-cell>
          <table:table-cell office:value-type="float" office:value="5569" table:style-name="ce18">
            <text:p>5,569</text:p>
          </table:table-cell>
          <table:table-cell office:value-type="float" office:value="5.19" table:style-name="ce19">
            <text:p>5.19</text:p>
          </table:table-cell>
          <table:table-cell office:value-type="float" office:value="21082" table:style-name="ce18">
            <text:p>21,082</text:p>
          </table:table-cell>
          <table:table-cell office:value-type="float" office:value="11019" table:style-name="ce18">
            <text:p>11,019</text:p>
          </table:table-cell>
          <table:table-cell office:value-type="float" office:value="10063" table:style-name="ce18">
            <text:p>10,063</text:p>
          </table:table-cell>
          <table:table-cell office:value-type="float" office:value="9.5" table:style-name="ce19">
            <text:p>9.50</text:p>
          </table:table-cell>
          <table:table-cell office:value-type="float" office:value="23221" table:style-name="ce18">
            <text:p>23,221</text:p>
          </table:table-cell>
          <table:table-cell office:value-type="float" office:value="12156" table:style-name="ce18">
            <text:p>12,156</text:p>
          </table:table-cell>
          <table:table-cell office:value-type="float" office:value="11065" table:style-name="ce18">
            <text:p>11,065</text:p>
          </table:table-cell>
          <table:table-cell office:value-type="float" office:value="10.46" table:style-name="ce19">
            <text:p>10.46</text:p>
          </table:table-cell>
          <table:table-cell office:value-type="float" office:value="14993" table:style-name="ce18">
            <text:p>14,993</text:p>
          </table:table-cell>
          <table:table-cell office:value-type="float" office:value="7808" table:style-name="ce18">
            <text:p>7,808</text:p>
          </table:table-cell>
          <table:table-cell office:value-type="float" office:value="7185" table:style-name="ce18">
            <text:p>7,185</text:p>
          </table:table-cell>
          <table:table-cell office:value-type="float" office:value="6.75" table:style-name="ce19">
            <text:p>6.75</text:p>
          </table:table-cell>
          <table:table-cell office:value-type="float" office:value="179685" table:style-name="ce18">
            <text:p>179,685</text:p>
          </table:table-cell>
          <table:table-cell office:value-type="float" office:value="92887" table:style-name="ce18">
            <text:p>92,887</text:p>
          </table:table-cell>
          <table:table-cell office:value-type="float" office:value="86798" table:style-name="ce18">
            <text:p>86,798</text:p>
          </table:table-cell>
          <table:table-cell office:value-type="float" office:value="80.95" table:style-name="ce19">
            <text:p>80.95</text:p>
          </table:table-cell>
          <table:table-cell office:value-type="float" office:value="32388" table:style-name="ce18">
            <text:p>32,388</text:p>
          </table:table-cell>
          <table:table-cell office:value-type="float" office:value="15018" table:style-name="ce18">
            <text:p>15,018</text:p>
          </table:table-cell>
          <table:table-cell office:value-type="float" office:value="17370" table:style-name="ce18">
            <text:p>17,370</text:p>
          </table:table-cell>
          <table:table-cell office:value-type="float" office:value="14.59" table:style-name="ce17">
            <text:p>14.5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633" table:style-name="ce18">
            <text:p>331,633</text:p>
          </table:table-cell>
          <table:table-cell office:value-type="float" office:value="169013" table:style-name="ce18">
            <text:p>169,013</text:p>
          </table:table-cell>
          <table:table-cell office:value-type="float" office:value="162620" table:style-name="ce18">
            <text:p>162,620</text:p>
          </table:table-cell>
          <table:table-cell office:value-type="float" office:value="13297" table:style-name="ce18">
            <text:p>13,297</text:p>
          </table:table-cell>
          <table:table-cell office:value-type="float" office:value="6949" table:style-name="ce18">
            <text:p>6,949</text:p>
          </table:table-cell>
          <table:table-cell office:value-type="float" office:value="6348" table:style-name="ce18">
            <text:p>6,348</text:p>
          </table:table-cell>
          <table:table-cell office:value-type="float" office:value="4.01" table:style-name="ce19">
            <text:p>4.01</text:p>
          </table:table-cell>
          <table:table-cell office:value-type="float" office:value="18137" table:style-name="ce18">
            <text:p>18,137</text:p>
          </table:table-cell>
          <table:table-cell office:value-type="float" office:value="9491" table:style-name="ce18">
            <text:p>9,491</text:p>
          </table:table-cell>
          <table:table-cell office:value-type="float" office:value="8646" table:style-name="ce18">
            <text:p>8,646</text:p>
          </table:table-cell>
          <table:table-cell office:value-type="float" office:value="5.47" table:style-name="ce19">
            <text:p>5.47</text:p>
          </table:table-cell>
          <table:table-cell office:value-type="float" office:value="31952" table:style-name="ce18">
            <text:p>31,952</text:p>
          </table:table-cell>
          <table:table-cell office:value-type="float" office:value="16730" table:style-name="ce18">
            <text:p>16,730</text:p>
          </table:table-cell>
          <table:table-cell office:value-type="float" office:value="15222" table:style-name="ce18">
            <text:p>15,222</text:p>
          </table:table-cell>
          <table:table-cell office:value-type="float" office:value="9.6300000000000008" table:style-name="ce19">
            <text:p>9.63</text:p>
          </table:table-cell>
          <table:table-cell office:value-type="float" office:value="35064" table:style-name="ce18">
            <text:p>35,064</text:p>
          </table:table-cell>
          <table:table-cell office:value-type="float" office:value="18372" table:style-name="ce18">
            <text:p>18,372</text:p>
          </table:table-cell>
          <table:table-cell office:value-type="float" office:value="16692" table:style-name="ce18">
            <text:p>16,692</text:p>
          </table:table-cell>
          <table:table-cell office:value-type="float" office:value="10.57" table:style-name="ce19">
            <text:p>10.57</text:p>
          </table:table-cell>
          <table:table-cell office:value-type="float" office:value="21982" table:style-name="ce18">
            <text:p>21,982</text:p>
          </table:table-cell>
          <table:table-cell office:value-type="float" office:value="11543" table:style-name="ce18">
            <text:p>11,543</text:p>
          </table:table-cell>
          <table:table-cell office:value-type="float" office:value="10439" table:style-name="ce18">
            <text:p>10,439</text:p>
          </table:table-cell>
          <table:table-cell office:value-type="float" office:value="6.63" table:style-name="ce19">
            <text:p>6.63</text:p>
          </table:table-cell>
          <table:table-cell office:value-type="float" office:value="268321" table:style-name="ce18">
            <text:p>268,321</text:p>
          </table:table-cell>
          <table:table-cell office:value-type="float" office:value="135845" table:style-name="ce18">
            <text:p>135,845</text:p>
          </table:table-cell>
          <table:table-cell office:value-type="float" office:value="132476" table:style-name="ce18">
            <text:p>132,476</text:p>
          </table:table-cell>
          <table:table-cell office:value-type="float" office:value="80.91" table:style-name="ce19">
            <text:p>80.91</text:p>
          </table:table-cell>
          <table:table-cell office:value-type="float" office:value="47171" table:style-name="ce18">
            <text:p>47,171</text:p>
          </table:table-cell>
          <table:table-cell office:value-type="float" office:value="21991" table:style-name="ce18">
            <text:p>21,991</text:p>
          </table:table-cell>
          <table:table-cell office:value-type="float" office:value="25180" table:style-name="ce18">
            <text:p>25,180</text:p>
          </table:table-cell>
          <table:table-cell office:value-type="float" office:value="14.22" table:style-name="ce17">
            <text:p>14.2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332" table:style-name="ce18">
            <text:p>102,332</text:p>
          </table:table-cell>
          <table:table-cell office:value-type="float" office:value="52773" table:style-name="ce18">
            <text:p>52,773</text:p>
          </table:table-cell>
          <table:table-cell office:value-type="float" office:value="49559" table:style-name="ce18">
            <text:p>49,559</text:p>
          </table:table-cell>
          <table:table-cell office:value-type="float" office:value="4281" table:style-name="ce18">
            <text:p>4,281</text:p>
          </table:table-cell>
          <table:table-cell office:value-type="float" office:value="2262" table:style-name="ce18">
            <text:p>2,262</text:p>
          </table:table-cell>
          <table:table-cell office:value-type="float" office:value="2019" table:style-name="ce18">
            <text:p>2,019</text:p>
          </table:table-cell>
          <table:table-cell office:value-type="float" office:value="4.18" table:style-name="ce19">
            <text:p>4.18</text:p>
          </table:table-cell>
          <table:table-cell office:value-type="float" office:value="5467" table:style-name="ce18">
            <text:p>5,467</text:p>
          </table:table-cell>
          <table:table-cell office:value-type="float" office:value="2854" table:style-name="ce18">
            <text:p>2,854</text:p>
          </table:table-cell>
          <table:table-cell office:value-type="float" office:value="2613" table:style-name="ce18">
            <text:p>2,613</text:p>
          </table:table-cell>
          <table:table-cell office:value-type="float" office:value="5.34" table:style-name="ce19">
            <text:p>5.34</text:p>
          </table:table-cell>
          <table:table-cell office:value-type="float" office:value="8943" table:style-name="ce18">
            <text:p>8,943</text:p>
          </table:table-cell>
          <table:table-cell office:value-type="float" office:value="4657" table:style-name="ce18">
            <text:p>4,657</text:p>
          </table:table-cell>
          <table:table-cell office:value-type="float" office:value="4286" table:style-name="ce18">
            <text:p>4,286</text:p>
          </table:table-cell>
          <table:table-cell office:value-type="float" office:value="8.74" table:style-name="ce19">
            <text:p>8.74</text:p>
          </table:table-cell>
          <table:table-cell office:value-type="float" office:value="9778" table:style-name="ce18">
            <text:p>9,778</text:p>
          </table:table-cell>
          <table:table-cell office:value-type="float" office:value="5118" table:style-name="ce18">
            <text:p>5,118</text:p>
          </table:table-cell>
          <table:table-cell office:value-type="float" office:value="4660" table:style-name="ce18">
            <text:p>4,660</text:p>
          </table:table-cell>
          <table:table-cell office:value-type="float" office:value="9.56" table:style-name="ce19">
            <text:p>9.56</text:p>
          </table:table-cell>
          <table:table-cell office:value-type="float" office:value="5874" table:style-name="ce18">
            <text:p>5,874</text:p>
          </table:table-cell>
          <table:table-cell office:value-type="float" office:value="3106" table:style-name="ce18">
            <text:p>3,106</text:p>
          </table:table-cell>
          <table:table-cell office:value-type="float" office:value="2768" table:style-name="ce18">
            <text:p>2,768</text:p>
          </table:table-cell>
          <table:table-cell office:value-type="float" office:value="5.74" table:style-name="ce19">
            <text:p>5.74</text:p>
          </table:table-cell>
          <table:table-cell office:value-type="float" office:value="84440" table:style-name="ce18">
            <text:p>84,440</text:p>
          </table:table-cell>
          <table:table-cell office:value-type="float" office:value="43379" table:style-name="ce18">
            <text:p>43,379</text:p>
          </table:table-cell>
          <table:table-cell office:value-type="float" office:value="41061" table:style-name="ce18">
            <text:p>41,061</text:p>
          </table:table-cell>
          <table:table-cell office:value-type="float" office:value="82.52" table:style-name="ce19">
            <text:p>82.52</text:p>
          </table:table-cell>
          <table:table-cell office:value-type="float" office:value="15156" table:style-name="ce18">
            <text:p>15,156</text:p>
          </table:table-cell>
          <table:table-cell office:value-type="float" office:value="6992" table:style-name="ce18">
            <text:p>6,992</text:p>
          </table:table-cell>
          <table:table-cell office:value-type="float" office:value="8164" table:style-name="ce18">
            <text:p>8,164</text:p>
          </table:table-cell>
          <table:table-cell office:value-type="float" office:value="14.81" table:style-name="ce17">
            <text:p>14.81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882" table:style-name="ce18">
            <text:p>371,882</text:p>
          </table:table-cell>
          <table:table-cell office:value-type="float" office:value="186732" table:style-name="ce18">
            <text:p>186,732</text:p>
          </table:table-cell>
          <table:table-cell office:value-type="float" office:value="185150" table:style-name="ce18">
            <text:p>185,150</text:p>
          </table:table-cell>
          <table:table-cell office:value-type="float" office:value="11449" table:style-name="ce18">
            <text:p>11,449</text:p>
          </table:table-cell>
          <table:table-cell office:value-type="float" office:value="5948" table:style-name="ce18">
            <text:p>5,948</text:p>
          </table:table-cell>
          <table:table-cell office:value-type="float" office:value="5501" table:style-name="ce18">
            <text:p>5,501</text:p>
          </table:table-cell>
          <table:table-cell office:value-type="float" office:value="3.08" table:style-name="ce19">
            <text:p>3.08</text:p>
          </table:table-cell>
          <table:table-cell office:value-type="float" office:value="16112" table:style-name="ce18">
            <text:p>16,112</text:p>
          </table:table-cell>
          <table:table-cell office:value-type="float" office:value="8347" table:style-name="ce18">
            <text:p>8,347</text:p>
          </table:table-cell>
          <table:table-cell office:value-type="float" office:value="7765" table:style-name="ce18">
            <text:p>7,765</text:p>
          </table:table-cell>
          <table:table-cell office:value-type="float" office:value="4.33" table:style-name="ce19">
            <text:p>4.33</text:p>
          </table:table-cell>
          <table:table-cell office:value-type="float" office:value="30565" table:style-name="ce18">
            <text:p>30,565</text:p>
          </table:table-cell>
          <table:table-cell office:value-type="float" office:value="15868" table:style-name="ce18">
            <text:p>15,868</text:p>
          </table:table-cell>
          <table:table-cell office:value-type="float" office:value="14697" table:style-name="ce18">
            <text:p>14,697</text:p>
          </table:table-cell>
          <table:table-cell office:value-type="float" office:value="8.2200000000000006" table:style-name="ce19">
            <text:p>8.22</text:p>
          </table:table-cell>
          <table:table-cell office:value-type="float" office:value="33795" table:style-name="ce18">
            <text:p>33,795</text:p>
          </table:table-cell>
          <table:table-cell office:value-type="float" office:value="17602" table:style-name="ce18">
            <text:p>17,602</text:p>
          </table:table-cell>
          <table:table-cell office:value-type="float" office:value="16193" table:style-name="ce18">
            <text:p>16,193</text:p>
          </table:table-cell>
          <table:table-cell office:value-type="float" office:value="9.09" table:style-name="ce19">
            <text:p>9.09</text:p>
          </table:table-cell>
          <table:table-cell office:value-type="float" office:value="24128" table:style-name="ce18">
            <text:p>24,128</text:p>
          </table:table-cell>
          <table:table-cell office:value-type="float" office:value="12609" table:style-name="ce18">
            <text:p>12,609</text:p>
          </table:table-cell>
          <table:table-cell office:value-type="float" office:value="11519" table:style-name="ce18">
            <text:p>11,519</text:p>
          </table:table-cell>
          <table:table-cell office:value-type="float" office:value="6.49" table:style-name="ce19">
            <text:p>6.49</text:p>
          </table:table-cell>
          <table:table-cell office:value-type="float" office:value="306981" table:style-name="ce18">
            <text:p>306,981</text:p>
          </table:table-cell>
          <table:table-cell office:value-type="float" office:value="152895" table:style-name="ce18">
            <text:p>152,895</text:p>
          </table:table-cell>
          <table:table-cell office:value-type="float" office:value="154086" table:style-name="ce18">
            <text:p>154,086</text:p>
          </table:table-cell>
          <table:table-cell office:value-type="float" office:value="82.55" table:style-name="ce19">
            <text:p>82.55</text:p>
          </table:table-cell>
          <table:table-cell office:value-type="float" office:value="49753" table:style-name="ce18">
            <text:p>49,753</text:p>
          </table:table-cell>
          <table:table-cell office:value-type="float" office:value="22791" table:style-name="ce18">
            <text:p>22,791</text:p>
          </table:table-cell>
          <table:table-cell office:value-type="float" office:value="26962" table:style-name="ce18">
            <text:p>26,962</text:p>
          </table:table-cell>
          <table:table-cell office:value-type="float" office:value="13.38" table:style-name="ce17">
            <text:p>13.3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4492" table:style-name="ce18">
            <text:p>434,492</text:p>
          </table:table-cell>
          <table:table-cell office:value-type="float" office:value="214940" table:style-name="ce18">
            <text:p>214,940</text:p>
          </table:table-cell>
          <table:table-cell office:value-type="float" office:value="219552" table:style-name="ce18">
            <text:p>219,552</text:p>
          </table:table-cell>
          <table:table-cell office:value-type="float" office:value="26093" table:style-name="ce18">
            <text:p>26,093</text:p>
          </table:table-cell>
          <table:table-cell office:value-type="float" office:value="13556" table:style-name="ce18">
            <text:p>13,556</text:p>
          </table:table-cell>
          <table:table-cell office:value-type="float" office:value="12537" table:style-name="ce18">
            <text:p>12,537</text:p>
          </table:table-cell>
          <table:table-cell office:value-type="float" office:value="6.01" table:style-name="ce19">
            <text:p>6.01</text:p>
          </table:table-cell>
          <table:table-cell office:value-type="float" office:value="35620" table:style-name="ce18">
            <text:p>35,620</text:p>
          </table:table-cell>
          <table:table-cell office:value-type="float" office:value="18510" table:style-name="ce18">
            <text:p>18,510</text:p>
          </table:table-cell>
          <table:table-cell office:value-type="float" office:value="17110" table:style-name="ce18">
            <text:p>17,110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60708" table:style-name="ce18">
            <text:p>60,708</text:p>
          </table:table-cell>
          <table:table-cell office:value-type="float" office:value="31695" table:style-name="ce18">
            <text:p>31,695</text:p>
          </table:table-cell>
          <table:table-cell office:value-type="float" office:value="29013" table:style-name="ce18">
            <text:p>29,013</text:p>
          </table:table-cell>
          <table:table-cell office:value-type="float" office:value="13.97" table:style-name="ce19">
            <text:p>13.97</text:p>
          </table:table-cell>
          <table:table-cell office:value-type="float" office:value="65722" table:style-name="ce18">
            <text:p>65,722</text:p>
          </table:table-cell>
          <table:table-cell office:value-type="float" office:value="34318" table:style-name="ce18">
            <text:p>34,318</text:p>
          </table:table-cell>
          <table:table-cell office:value-type="float" office:value="31404" table:style-name="ce18">
            <text:p>31,404</text:p>
          </table:table-cell>
          <table:table-cell office:value-type="float" office:value="15.13" table:style-name="ce19">
            <text:p>15.13</text:p>
          </table:table-cell>
          <table:table-cell office:value-type="float" office:value="32519" table:style-name="ce18">
            <text:p>32,519</text:p>
          </table:table-cell>
          <table:table-cell office:value-type="float" office:value="16981" table:style-name="ce18">
            <text:p>16,981</text:p>
          </table:table-cell>
          <table:table-cell office:value-type="float" office:value="15538" table:style-name="ce18">
            <text:p>15,538</text:p>
          </table:table-cell>
          <table:table-cell office:value-type="float" office:value="7.48" table:style-name="ce19">
            <text:p>7.48</text:p>
          </table:table-cell>
          <table:table-cell office:value-type="float" office:value="329643" table:style-name="ce18">
            <text:p>329,643</text:p>
          </table:table-cell>
          <table:table-cell office:value-type="float" office:value="160261" table:style-name="ce18">
            <text:p>160,261</text:p>
          </table:table-cell>
          <table:table-cell office:value-type="float" office:value="169382" table:style-name="ce18">
            <text:p>169,382</text:p>
          </table:table-cell>
          <table:table-cell office:value-type="float" office:value="75.87" table:style-name="ce19">
            <text:p>75.87</text:p>
          </table:table-cell>
          <table:table-cell office:value-type="float" office:value="46206" table:style-name="ce18">
            <text:p>46,206</text:p>
          </table:table-cell>
          <table:table-cell office:value-type="float" office:value="20796" table:style-name="ce18">
            <text:p>20,796</text:p>
          </table:table-cell>
          <table:table-cell office:value-type="float" office:value="25410" table:style-name="ce18">
            <text:p>25,410</text:p>
          </table:table-cell>
          <table:table-cell office:value-type="float" office:value="10.63" table:style-name="ce17">
            <text:p>10.6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70264" table:style-name="ce18">
            <text:p>270,264</text:p>
          </table:table-cell>
          <table:table-cell office:value-type="float" office:value="131749" table:style-name="ce18">
            <text:p>131,749</text:p>
          </table:table-cell>
          <table:table-cell office:value-type="float" office:value="138515" table:style-name="ce18">
            <text:p>138,515</text:p>
          </table:table-cell>
          <table:table-cell office:value-type="float" office:value="11094" table:style-name="ce18">
            <text:p>11,094</text:p>
          </table:table-cell>
          <table:table-cell office:value-type="float" office:value="5783" table:style-name="ce18">
            <text:p>5,783</text:p>
          </table:table-cell>
          <table:table-cell office:value-type="float" office:value="5311" table:style-name="ce18">
            <text:p>5,311</text:p>
          </table:table-cell>
          <table:table-cell office:value-type="float" office:value="4.0999999999999996" table:style-name="ce19">
            <text:p>4.10</text:p>
          </table:table-cell>
          <table:table-cell office:value-type="float" office:value="15657" table:style-name="ce18">
            <text:p>15,657</text:p>
          </table:table-cell>
          <table:table-cell office:value-type="float" office:value="8135" table:style-name="ce18">
            <text:p>8,135</text:p>
          </table:table-cell>
          <table:table-cell office:value-type="float" office:value="7522" table:style-name="ce18">
            <text:p>7,522</text:p>
          </table:table-cell>
          <table:table-cell office:value-type="float" office:value="5.79" table:style-name="ce19">
            <text:p>5.79</text:p>
          </table:table-cell>
          <table:table-cell office:value-type="float" office:value="29303" table:style-name="ce18">
            <text:p>29,303</text:p>
          </table:table-cell>
          <table:table-cell office:value-type="float" office:value="15322" table:style-name="ce18">
            <text:p>15,322</text:p>
          </table:table-cell>
          <table:table-cell office:value-type="float" office:value="13981" table:style-name="ce18">
            <text:p>13,981</text:p>
          </table:table-cell>
          <table:table-cell office:value-type="float" office:value="10.84" table:style-name="ce19">
            <text:p>10.84</text:p>
          </table:table-cell>
          <table:table-cell office:value-type="float" office:value="32593" table:style-name="ce18">
            <text:p>32,593</text:p>
          </table:table-cell>
          <table:table-cell office:value-type="float" office:value="17051" table:style-name="ce18">
            <text:p>17,051</text:p>
          </table:table-cell>
          <table:table-cell office:value-type="float" office:value="15542" table:style-name="ce18">
            <text:p>15,542</text:p>
          </table:table-cell>
          <table:table-cell office:value-type="float" office:value="12.06" table:style-name="ce19">
            <text:p>12.06</text:p>
          </table:table-cell>
          <table:table-cell office:value-type="float" office:value="21753" table:style-name="ce18">
            <text:p>21,753</text:p>
          </table:table-cell>
          <table:table-cell office:value-type="float" office:value="11390" table:style-name="ce18">
            <text:p>11,390</text:p>
          </table:table-cell>
          <table:table-cell office:value-type="float" office:value="10363" table:style-name="ce18">
            <text:p>10,363</text:p>
          </table:table-cell>
          <table:table-cell office:value-type="float" office:value="8.0500000000000007" table:style-name="ce19">
            <text:p>8.05</text:p>
          </table:table-cell>
          <table:table-cell office:value-type="float" office:value="211211" table:style-name="ce18">
            <text:p>211,211</text:p>
          </table:table-cell>
          <table:table-cell office:value-type="float" office:value="100981" table:style-name="ce18">
            <text:p>100,981</text:p>
          </table:table-cell>
          <table:table-cell office:value-type="float" office:value="110230" table:style-name="ce18">
            <text:p>110,230</text:p>
          </table:table-cell>
          <table:table-cell office:value-type="float" office:value="78.150000000000006" table:style-name="ce19">
            <text:p>78.15</text:p>
          </table:table-cell>
          <table:table-cell office:value-type="float" office:value="34931" table:style-name="ce18">
            <text:p>34,931</text:p>
          </table:table-cell>
          <table:table-cell office:value-type="float" office:value="15517" table:style-name="ce18">
            <text:p>15,517</text:p>
          </table:table-cell>
          <table:table-cell office:value-type="float" office:value="19414" table:style-name="ce18">
            <text:p>19,414</text:p>
          </table:table-cell>
          <table:table-cell office:value-type="float" office:value="12.92" table:style-name="ce17">
            <text:p>12.92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5528" table:style-name="ce18">
            <text:p>145,528</text:p>
          </table:table-cell>
          <table:table-cell office:value-type="float" office:value="73823" table:style-name="ce18">
            <text:p>73,823</text:p>
          </table:table-cell>
          <table:table-cell office:value-type="float" office:value="71705" table:style-name="ce18">
            <text:p>71,705</text:p>
          </table:table-cell>
          <table:table-cell office:value-type="float" office:value="6783" table:style-name="ce18">
            <text:p>6,783</text:p>
          </table:table-cell>
          <table:table-cell office:value-type="float" office:value="3546" table:style-name="ce18">
            <text:p>3,546</text:p>
          </table:table-cell>
          <table:table-cell office:value-type="float" office:value="3237" table:style-name="ce18">
            <text:p>3,237</text:p>
          </table:table-cell>
          <table:table-cell office:value-type="float" office:value="4.66" table:style-name="ce19">
            <text:p>4.66</text:p>
          </table:table-cell>
          <table:table-cell office:value-type="float" office:value="8462" table:style-name="ce18">
            <text:p>8,462</text:p>
          </table:table-cell>
          <table:table-cell office:value-type="float" office:value="4405" table:style-name="ce18">
            <text:p>4,405</text:p>
          </table:table-cell>
          <table:table-cell office:value-type="float" office:value="4057" table:style-name="ce18">
            <text:p>4,057</text:p>
          </table:table-cell>
          <table:table-cell office:value-type="float" office:value="5.81" table:style-name="ce19">
            <text:p>5.81</text:p>
          </table:table-cell>
          <table:table-cell office:value-type="float" office:value="12549" table:style-name="ce18">
            <text:p>12,549</text:p>
          </table:table-cell>
          <table:table-cell office:value-type="float" office:value="6532" table:style-name="ce18">
            <text:p>6,532</text:p>
          </table:table-cell>
          <table:table-cell office:value-type="float" office:value="6017" table:style-name="ce18">
            <text:p>6,017</text:p>
          </table:table-cell>
          <table:table-cell office:value-type="float" office:value="8.6199999999999992" table:style-name="ce19">
            <text:p>8.62</text:p>
          </table:table-cell>
          <table:table-cell office:value-type="float" office:value="13392" table:style-name="ce18">
            <text:p>13,392</text:p>
          </table:table-cell>
          <table:table-cell office:value-type="float" office:value="6994" table:style-name="ce18">
            <text:p>6,994</text:p>
          </table:table-cell>
          <table:table-cell office:value-type="float" office:value="6398" table:style-name="ce18">
            <text:p>6,398</text:p>
          </table:table-cell>
          <table:table-cell office:value-type="float" office:value="9.1999999999999993" table:style-name="ce19">
            <text:p>9.20</text:p>
          </table:table-cell>
          <table:table-cell office:value-type="float" office:value="6427" table:style-name="ce18">
            <text:p>6,427</text:p>
          </table:table-cell>
          <table:table-cell office:value-type="float" office:value="3362" table:style-name="ce18">
            <text:p>3,362</text:p>
          </table:table-cell>
          <table:table-cell office:value-type="float" office:value="3065" table:style-name="ce18">
            <text:p>3,065</text:p>
          </table:table-cell>
          <table:table-cell office:value-type="float" office:value="4.42" table:style-name="ce19">
            <text:p>4.42</text:p>
          </table:table-cell>
          <table:table-cell office:value-type="float" office:value="122262" table:style-name="ce18">
            <text:p>122,262</text:p>
          </table:table-cell>
          <table:table-cell office:value-type="float" office:value="61795" table:style-name="ce18">
            <text:p>61,795</text:p>
          </table:table-cell>
          <table:table-cell office:value-type="float" office:value="60467" table:style-name="ce18">
            <text:p>60,467</text:p>
          </table:table-cell>
          <table:table-cell office:value-type="float" office:value="84.01" table:style-name="ce19">
            <text:p>84.01</text:p>
          </table:table-cell>
          <table:table-cell office:value-type="float" office:value="16431" table:style-name="ce18">
            <text:p>16,431</text:p>
          </table:table-cell>
          <table:table-cell office:value-type="float" office:value="7929" table:style-name="ce18">
            <text:p>7,929</text:p>
          </table:table-cell>
          <table:table-cell office:value-type="float" office:value="8502" table:style-name="ce18">
            <text:p>8,502</text:p>
          </table:table-cell>
          <table:table-cell office:value-type="float" office:value="11.29" table:style-name="ce17">
            <text:p>11.29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2998" table:style-name="ce18">
            <text:p>132,998</text:p>
          </table:table-cell>
          <table:table-cell office:value-type="float" office:value="66653" table:style-name="ce18">
            <text:p>66,653</text:p>
          </table:table-cell>
          <table:table-cell office:value-type="float" office:value="66345" table:style-name="ce18">
            <text:p>66,345</text:p>
          </table:table-cell>
          <table:table-cell office:value-type="float" office:value="6089" table:style-name="ce18">
            <text:p>6,089</text:p>
          </table:table-cell>
          <table:table-cell office:value-type="float" office:value="3198" table:style-name="ce18">
            <text:p>3,198</text:p>
          </table:table-cell>
          <table:table-cell office:value-type="float" office:value="2891" table:style-name="ce18">
            <text:p>2,891</text:p>
          </table:table-cell>
          <table:table-cell office:value-type="float" office:value="4.58" table:style-name="ce19">
            <text:p>4.58</text:p>
          </table:table-cell>
          <table:table-cell office:value-type="float" office:value="7612" table:style-name="ce18">
            <text:p>7,612</text:p>
          </table:table-cell>
          <table:table-cell office:value-type="float" office:value="3971" table:style-name="ce18">
            <text:p>3,971</text:p>
          </table:table-cell>
          <table:table-cell office:value-type="float" office:value="3641" table:style-name="ce18">
            <text:p>3,641</text:p>
          </table:table-cell>
          <table:table-cell office:value-type="float" office:value="5.72" table:style-name="ce19">
            <text:p>5.72</text:p>
          </table:table-cell>
          <table:table-cell office:value-type="float" office:value="11265" table:style-name="ce18">
            <text:p>11,265</text:p>
          </table:table-cell>
          <table:table-cell office:value-type="float" office:value="5857" table:style-name="ce18">
            <text:p>5,857</text:p>
          </table:table-cell>
          <table:table-cell office:value-type="float" office:value="5408" table:style-name="ce18">
            <text:p>5,408</text:p>
          </table:table-cell>
          <table:table-cell office:value-type="float" office:value="8.4700000000000006" table:style-name="ce19">
            <text:p>8.47</text:p>
          </table:table-cell>
          <table:table-cell office:value-type="float" office:value="12023" table:style-name="ce18">
            <text:p>12,023</text:p>
          </table:table-cell>
          <table:table-cell office:value-type="float" office:value="6270" table:style-name="ce18">
            <text:p>6,270</text:p>
          </table:table-cell>
          <table:table-cell office:value-type="float" office:value="5753" table:style-name="ce18">
            <text:p>5,753</text:p>
          </table:table-cell>
          <table:table-cell office:value-type="float" office:value="9.0399999999999991" table:style-name="ce19">
            <text:p>9.04</text:p>
          </table:table-cell>
          <table:table-cell office:value-type="float" office:value="5746" table:style-name="ce18">
            <text:p>5,746</text:p>
          </table:table-cell>
          <table:table-cell office:value-type="float" office:value="2977" table:style-name="ce18">
            <text:p>2,977</text:p>
          </table:table-cell>
          <table:table-cell office:value-type="float" office:value="2769" table:style-name="ce18">
            <text:p>2,769</text:p>
          </table:table-cell>
          <table:table-cell office:value-type="float" office:value="4.32" table:style-name="ce19">
            <text:p>4.32</text:p>
          </table:table-cell>
          <table:table-cell office:value-type="float" office:value="112017" table:style-name="ce18">
            <text:p>112,017</text:p>
          </table:table-cell>
          <table:table-cell office:value-type="float" office:value="55848" table:style-name="ce18">
            <text:p>55,848</text:p>
          </table:table-cell>
          <table:table-cell office:value-type="float" office:value="56169" table:style-name="ce18">
            <text:p>56,169</text:p>
          </table:table-cell>
          <table:table-cell office:value-type="float" office:value="84.22" table:style-name="ce19">
            <text:p>84.22</text:p>
          </table:table-cell>
          <table:table-cell office:value-type="float" office:value="15190" table:style-name="ce18">
            <text:p>15,190</text:p>
          </table:table-cell>
          <table:table-cell office:value-type="float" office:value="7277" table:style-name="ce18">
            <text:p>7,277</text:p>
          </table:table-cell>
          <table:table-cell office:value-type="float" office:value="7913" table:style-name="ce18">
            <text:p>7,913</text:p>
          </table:table-cell>
          <table:table-cell office:value-type="float" office:value="11.42" table:style-name="ce17">
            <text:p>11.42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30" table:style-name="ce14">
            <text:p>12,530</text:p>
          </table:table-cell>
          <table:table-cell office:value-type="float" office:value="7170" table:style-name="ce14">
            <text:p>7,170</text:p>
          </table:table-cell>
          <table:table-cell office:value-type="float" office:value="5360" table:style-name="ce14">
            <text:p>5,360</text:p>
          </table:table-cell>
          <table:table-cell office:value-type="float" office:value="694" table:style-name="ce14">
            <text:p>694</text:p>
          </table:table-cell>
          <table:table-cell office:value-type="float" office:value="348" table:style-name="ce14">
            <text:p>348</text:p>
          </table:table-cell>
          <table:table-cell office:value-type="float" office:value="346" table:style-name="ce14">
            <text:p>346</text:p>
          </table:table-cell>
          <table:table-cell office:value-type="float" office:value="5.54" table:style-name="ce15">
            <text:p>5.54</text:p>
          </table:table-cell>
          <table:table-cell office:value-type="float" office:value="850" table:style-name="ce14">
            <text:p>850</text:p>
          </table:table-cell>
          <table:table-cell office:value-type="float" office:value="434" table:style-name="ce14">
            <text:p>434</text:p>
          </table:table-cell>
          <table:table-cell office:value-type="float" office:value="416" table:style-name="ce14">
            <text:p>416</text:p>
          </table:table-cell>
          <table:table-cell office:value-type="float" office:value="6.78" table:style-name="ce15">
            <text:p>6.78</text:p>
          </table:table-cell>
          <table:table-cell office:value-type="float" office:value="1284" table:style-name="ce14">
            <text:p>1,284</text:p>
          </table:table-cell>
          <table:table-cell office:value-type="float" office:value="675" table:style-name="ce14">
            <text:p>675</text:p>
          </table:table-cell>
          <table:table-cell office:value-type="float" office:value="609" table:style-name="ce14">
            <text:p>609</text:p>
          </table:table-cell>
          <table:table-cell office:value-type="float" office:value="10.25" table:style-name="ce15">
            <text:p>10.25</text:p>
          </table:table-cell>
          <table:table-cell office:value-type="float" office:value="1369" table:style-name="ce14">
            <text:p>1,369</text:p>
          </table:table-cell>
          <table:table-cell office:value-type="float" office:value="724" table:style-name="ce14">
            <text:p>724</text:p>
          </table:table-cell>
          <table:table-cell office:value-type="float" office:value="645" table:style-name="ce14">
            <text:p>645</text:p>
          </table:table-cell>
          <table:table-cell office:value-type="float" office:value="10.93" table:style-name="ce15">
            <text:p>10.93</text:p>
          </table:table-cell>
          <table:table-cell office:value-type="float" office:value="681" table:style-name="ce14">
            <text:p>681</text:p>
          </table:table-cell>
          <table:table-cell office:value-type="float" office:value="385" table:style-name="ce14">
            <text:p>385</text:p>
          </table:table-cell>
          <table:table-cell office:value-type="float" office:value="296" table:style-name="ce14">
            <text:p>296</text:p>
          </table:table-cell>
          <table:table-cell office:value-type="float" office:value="5.43" table:style-name="ce15">
            <text:p>5.43</text:p>
          </table:table-cell>
          <table:table-cell office:value-type="float" office:value="10245" table:style-name="ce14">
            <text:p>10,245</text:p>
          </table:table-cell>
          <table:table-cell office:value-type="float" office:value="5947" table:style-name="ce14">
            <text:p>5,947</text:p>
          </table:table-cell>
          <table:table-cell office:value-type="float" office:value="4298" table:style-name="ce14">
            <text:p>4,298</text:p>
          </table:table-cell>
          <table:table-cell office:value-type="float" office:value="81.760000000000005" table:style-name="ce15">
            <text:p>81.76</text:p>
          </table:table-cell>
          <table:table-cell office:value-type="float" office:value="1241" table:style-name="ce14">
            <text:p>1,241</text:p>
          </table:table-cell>
          <table:table-cell office:value-type="float" office:value="652" table:style-name="ce14">
            <text:p>652</text:p>
          </table:table-cell>
          <table:table-cell office:value-type="float" office:value="589" table:style-name="ce14">
            <text:p>589</text:p>
          </table:table-cell>
          <table:table-cell office:value-type="float" office:value="9.9" table:style-name="ce13">
            <text:p>9.90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4月6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速報-年齡結構-新(列印版)" table:style-name="ta2">
        <table:table-source xlink:href="file:///D:/0662/A.上網月報(含1科)/105年/10503/新表號04,05,速報3階段年齡-連結(公式)檔105.3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速報-年齡結構-新(貼值-上網版)" table:style-name="ta2">
        <table:table-source xlink:href="file:///D:/0662/A.上網月報(含1科)/105年/10503/新表號04,05,速報3階段年齡-連結(公式)檔105.3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04年齡結構-列印版" table:style-name="ta2">
        <table:table-source xlink:href="file:///D:/0662/A.上網月報(含1科)/105年/10503/新表號04,05,速報3階段年齡-連結(公式)檔105.3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上月速報年齡結構" table:style-name="ta2">
        <table:table-source xlink:href="file:///D:/0662/A.上網月報(含1科)/105年/10503/新表號04,05,速報3階段年齡-連結(公式)檔105.3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本月-上月速報年齡結構(增減)" table:style-name="ta2">
        <table:table-source xlink:href="file:///D:/0662/A.上網月報(含1科)/105年/10503/新表號04,05,速報3階段年齡-連結(公式)檔105.3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人口指標0-2,6" table:style-name="ta2">
        <table:table-source xlink:href="file:///D:/0662/A.上網月報(含1科)/105年/10503/新表號04,05,速報3階段年齡-連結(公式)檔105.3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年齡結構-另給司長-不用" table:style-name="ta2">
        <table:table-source xlink:href="file:///D:/0662/A.上網月報(含1科)/105年/10503/新表號04,05,速報3階段年齡-連結(公式)檔105.3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速報-3階段年齡結構-不用" table:style-name="ta2">
        <table:table-source xlink:href="file:///D:/0662/A.上網月報(含1科)/105年/10503/新表號04,05,速報3階段年齡-連結(公式)檔105.3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4-06T10:02:08Z</meta:creation-date>
    <dc:date>2016-12-09T01:56:01Z</dc:date>
  </office:meta>
</office:document-meta>
</file>